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7.3858in" svg:height="7.2307in" svg:x="0.0429in" svg:y="0.7114in">
            <draw:object draw:notify-on-update-of-ranges="Sheet1.A1:Sheet1.A1 Sheet1.B1:Sheet1.FL1 Sheet1.A2:Sheet1.A2 Sheet1.B2:Sheet1.FL2 Sheet1.A3:Sheet1.A3 Sheet1.B3:Sheet1.FL3 Sheet1.A4:Sheet1.A4 Sheet1.B4:Sheet1.FL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8" table:number-columns-repeated="2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number-columns-repeated="2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8" table:number-columns-repeated="3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number-columns-repeated="3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5" table:default-cell-style-name="Default"/>
        <table:table-column table:style-name="co4" table:default-cell-style-name="Default"/>
        <table:table-column table:style-name="co10" table:number-columns-repeated="11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3EYC</text:p>
          </table:table-cell>
          <table:table-cell table:number-columns-repeated="13" office:value-type="float" office:value="0">
            <text:p>0</text:p>
          </table:table-cell>
          <table:table-cell office:value-type="float" office:value="0.049282103859">
            <text:p>0.0492821039</text:p>
          </table:table-cell>
          <table:table-cell office:value-type="float" office:value="-0.00522424799987">
            <text:p>-0.005224248</text:p>
          </table:table-cell>
          <table:table-cell office:value-type="float" office:value="-0.502572074009">
            <text:p>-0.502572074</text:p>
          </table:table-cell>
          <table:table-cell table:style-name="ce1" office:value-type="string">
            <text:p>5.44260577714e-17</text:p>
          </table:table-cell>
          <table:table-cell office:value-type="float" office:value="1.49521841121">
            <text:p>1.4952184112</text:p>
          </table:table-cell>
          <table:table-cell office:value-type="float" office:value="12.3347624851">
            <text:p>12.3347624851</text:p>
          </table:table-cell>
          <table:table-cell office:value-type="float" office:value="18.6746518977">
            <text:p>18.6746518977</text:p>
          </table:table-cell>
          <table:table-cell office:value-type="float" office:value="35.7388502403">
            <text:p>35.7388502403</text:p>
          </table:table-cell>
          <table:table-cell office:value-type="float" office:value="19.5011796578">
            <text:p>19.5011796578</text:p>
          </table:table-cell>
          <table:table-cell office:value-type="float" office:value="15.493804486">
            <text:p>15.493804486</text:p>
          </table:table-cell>
          <table:table-cell office:value-type="float" office:value="9.96856334334">
            <text:p>9.9685633433</text:p>
          </table:table-cell>
          <table:table-cell office:value-type="float" office:value="0.393915939224">
            <text:p>0.3939159392</text:p>
          </table:table-cell>
          <table:table-cell office:value-type="float" office:value="0.744385146955">
            <text:p>0.744385147</text:p>
          </table:table-cell>
          <table:table-cell office:value-type="float" office:value="0.238642251189">
            <text:p>0.2386422512</text:p>
          </table:table-cell>
          <table:table-cell office:value-type="float" office:value="0.441925105281">
            <text:p>0.4419251053</text:p>
          </table:table-cell>
          <table:table-cell office:value-type="float" office:value="1.24192082857">
            <text:p>1.2419208286</text:p>
          </table:table-cell>
          <table:table-cell office:value-type="float" office:value="0.205474823993">
            <text:p>0.205474824</text:p>
          </table:table-cell>
          <table:table-cell office:value-type="float" office:value="0.217695722743">
            <text:p>0.2176957227</text:p>
          </table:table-cell>
          <table:table-cell office:value-type="float" office:value="-0.164283679428">
            <text:p>-0.1642836794</text:p>
          </table:table-cell>
          <table:table-cell office:value-type="float" office:value="0.109830509458">
            <text:p>0.1098305095</text:p>
          </table:table-cell>
          <table:table-cell office:value-type="float" office:value="15.3619307112">
            <text:p>15.3619307112</text:p>
          </table:table-cell>
          <table:table-cell office:value-type="float" office:value="0.762921149653">
            <text:p>0.7629211497</text:p>
          </table:table-cell>
          <table:table-cell office:value-type="float" office:value="0.693688660762">
            <text:p>0.6936886608</text:p>
          </table:table-cell>
          <table:table-cell office:value-type="float" office:value="25.9674313157">
            <text:p>25.9674313157</text:p>
          </table:table-cell>
          <table:table-cell office:value-type="float" office:value="20.6955678666">
            <text:p>20.6955678666</text:p>
          </table:table-cell>
          <table:table-cell office:value-type="float" office:value="2.99153328242">
            <text:p>2.9915332824</text:p>
          </table:table-cell>
          <table:table-cell office:value-type="float" office:value="1.12402619329">
            <text:p>1.1240261933</text:p>
          </table:table-cell>
          <table:table-cell office:value-type="float" office:value="0.117451377681">
            <text:p>0.1174513777</text:p>
          </table:table-cell>
          <table:table-cell office:value-type="float" office:value="0.799976885373">
            <text:p>0.7999768854</text:p>
          </table:table-cell>
          <table:table-cell office:value-type="float" office:value="0.485737556234">
            <text:p>0.4857375562</text:p>
          </table:table-cell>
          <table:table-cell office:value-type="float" office:value="7.33151262181">
            <text:p>7.3315126218</text:p>
          </table:table-cell>
          <table:table-cell office:value-type="float" office:value="7.49781292537">
            <text:p>7.4978129254</text:p>
          </table:table-cell>
          <table:table-cell office:value-type="float" office:value="-0.176601251064">
            <text:p>-0.1766012511</text:p>
          </table:table-cell>
          <table:table-cell office:value-type="float" office:value="-0.445691987805">
            <text:p>-0.4456919878</text:p>
          </table:table-cell>
          <table:table-cell office:value-type="float" office:value="-0.464515775539">
            <text:p>-0.4645157755</text:p>
          </table:table-cell>
          <table:table-cell office:value-type="float" office:value="7.58640088722">
            <text:p>7.5864008872</text:p>
          </table:table-cell>
          <table:table-cell office:value-type="float" office:value="18.5437822991">
            <text:p>18.5437822991</text:p>
          </table:table-cell>
          <table:table-cell office:value-type="float" office:value="0.995008525911">
            <text:p>0.9950085259</text:p>
          </table:table-cell>
          <table:table-cell office:value-type="float" office:value="0.760739826423">
            <text:p>0.7607398264</text:p>
          </table:table-cell>
          <table:table-cell office:value-type="float" office:value="1.0659531145">
            <text:p>1.0659531145</text:p>
          </table:table-cell>
          <table:table-cell office:value-type="float" office:value="16.1650595492">
            <text:p>16.1650595492</text:p>
          </table:table-cell>
          <table:table-cell office:value-type="float" office:value="16.5596768195">
            <text:p>16.5596768195</text:p>
          </table:table-cell>
          <table:table-cell office:value-type="float" office:value="1.64842823196">
            <text:p>1.648428232</text:p>
          </table:table-cell>
          <table:table-cell office:value-type="float" office:value="0.497817911599">
            <text:p>0.4978179116</text:p>
          </table:table-cell>
          <table:table-cell office:value-type="float" office:value="0.34862153662">
            <text:p>0.3486215366</text:p>
          </table:table-cell>
          <table:table-cell office:value-type="float" office:value="0.0304217290894">
            <text:p>0.0304217291</text:p>
          </table:table-cell>
          <table:table-cell office:value-type="float" office:value="-0.476608560872">
            <text:p>-0.4766085609</text:p>
          </table:table-cell>
          <table:table-cell office:value-type="float" office:value="0.12463256915">
            <text:p>0.1246325692</text:p>
          </table:table-cell>
          <table:table-cell office:value-type="float" office:value="0.313819269219">
            <text:p>0.3138192692</text:p>
          </table:table-cell>
          <table:table-cell office:value-type="float" office:value="0.368331395394">
            <text:p>0.3683313954</text:p>
          </table:table-cell>
          <table:table-cell office:value-type="float" office:value="-0.215893126291">
            <text:p>-0.2158931263</text:p>
          </table:table-cell>
          <table:table-cell office:value-type="float" office:value="0.363115286977">
            <text:p>0.363115287</text:p>
          </table:table-cell>
          <table:table-cell office:value-type="float" office:value="0.255611209113">
            <text:p>0.2556112091</text:p>
          </table:table-cell>
          <table:table-cell office:value-type="float" office:value="0.346317817656">
            <text:p>0.3463178177</text:p>
          </table:table-cell>
          <table:table-cell office:value-type="float" office:value="0.0469117829232">
            <text:p>0.0469117829</text:p>
          </table:table-cell>
          <table:table-cell office:value-type="float" office:value="12.1924031699">
            <text:p>12.1924031699</text:p>
          </table:table-cell>
          <table:table-cell office:value-type="float" office:value="0.645874528924">
            <text:p>0.6458745289</text:p>
          </table:table-cell>
          <table:table-cell office:value-type="float" office:value="0.0240744182867">
            <text:p>0.0240744183</text:p>
          </table:table-cell>
          <table:table-cell office:value-type="float" office:value="0.187443449732">
            <text:p>0.1874434497</text:p>
          </table:table-cell>
          <table:table-cell office:value-type="float" office:value="0.0438224479255">
            <text:p>0.0438224479</text:p>
          </table:table-cell>
          <table:table-cell office:value-type="float" office:value="0.336772701559">
            <text:p>0.3367727016</text:p>
          </table:table-cell>
          <table:table-cell office:value-type="float" office:value="-0.291053985525">
            <text:p>-0.2910539855</text:p>
          </table:table-cell>
          <table:table-cell office:value-type="float" office:value="-0.199532138436">
            <text:p>-0.1995321384</text:p>
          </table:table-cell>
          <table:table-cell office:value-type="float" office:value="14.0847248888">
            <text:p>14.0847248888</text:p>
          </table:table-cell>
          <table:table-cell office:value-type="float" office:value="11.9242836018">
            <text:p>11.9242836018</text:p>
          </table:table-cell>
          <table:table-cell office:value-type="float" office:value="0.985080388266">
            <text:p>0.9850803883</text:p>
          </table:table-cell>
          <table:table-cell office:value-type="float" office:value="0.25191283124">
            <text:p>0.2519128312</text:p>
          </table:table-cell>
          <table:table-cell office:value-type="float" office:value="0.29698317638">
            <text:p>0.2969831764</text:p>
          </table:table-cell>
          <table:table-cell office:value-type="float" office:value="-0.080414396825">
            <text:p>-0.0804143968</text:p>
          </table:table-cell>
          <table:table-cell office:value-type="float" office:value="-0.410386533415">
            <text:p>-0.4103865334</text:p>
          </table:table-cell>
          <table:table-cell office:value-type="float" office:value="-0.331663444239">
            <text:p>-0.3316634442</text:p>
          </table:table-cell>
          <table:table-cell office:value-type="float" office:value="0.491478337782">
            <text:p>0.4914783378</text:p>
          </table:table-cell>
          <table:table-cell office:value-type="float" office:value="14.096458547">
            <text:p>14.096458547</text:p>
          </table:table-cell>
          <table:table-cell office:value-type="float" office:value="30.0716247126">
            <text:p>30.0716247126</text:p>
          </table:table-cell>
          <table:table-cell office:value-type="float" office:value="14.9580284131">
            <text:p>14.9580284131</text:p>
          </table:table-cell>
          <table:table-cell office:value-type="float" office:value="11.2170062811">
            <text:p>11.2170062811</text:p>
          </table:table-cell>
          <table:table-cell office:value-type="float" office:value="-0.072910520424">
            <text:p>-0.0729105204</text:p>
          </table:table-cell>
          <table:table-cell office:value-type="float" office:value="-0.293072274301">
            <text:p>-0.2930722743</text:p>
          </table:table-cell>
          <table:table-cell office:value-type="float" office:value="0.882426798475">
            <text:p>0.8824267985</text:p>
          </table:table-cell>
          <table:table-cell office:value-type="float" office:value="0.346327765708">
            <text:p>0.3463277657</text:p>
          </table:table-cell>
          <table:table-cell office:value-type="float" office:value="25.5798430712">
            <text:p>25.5798430712</text:p>
          </table:table-cell>
          <table:table-cell office:value-type="float" office:value="-0.162623784674">
            <text:p>-0.1626237847</text:p>
          </table:table-cell>
          <table:table-cell office:value-type="float" office:value="0.0324752529091">
            <text:p>0.0324752529</text:p>
          </table:table-cell>
          <table:table-cell office:value-type="float" office:value="14.0514259505">
            <text:p>14.0514259505</text:p>
          </table:table-cell>
          <table:table-cell office:value-type="float" office:value="0.718854027467">
            <text:p>0.7188540275</text:p>
          </table:table-cell>
          <table:table-cell office:value-type="float" office:value="1.08921387784">
            <text:p>1.0892138778</text:p>
          </table:table-cell>
          <table:table-cell office:value-type="float" office:value="15.9877404044">
            <text:p>15.9877404044</text:p>
          </table:table-cell>
          <table:table-cell office:value-type="float" office:value="35.1978296697">
            <text:p>35.1978296697</text:p>
          </table:table-cell>
          <table:table-cell office:value-type="float" office:value="15.8229644496">
            <text:p>15.8229644496</text:p>
          </table:table-cell>
          <table:table-cell office:value-type="float" office:value="1.03278795112">
            <text:p>1.0327879511</text:p>
          </table:table-cell>
          <table:table-cell office:value-type="float" office:value="-0.452462450391">
            <text:p>-0.4524624504</text:p>
          </table:table-cell>
          <table:table-cell office:value-type="float" office:value="0.0514959969953">
            <text:p>0.051495997</text:p>
          </table:table-cell>
          <table:table-cell office:value-type="float" office:value="0.393091579732">
            <text:p>0.3930915797</text:p>
          </table:table-cell>
          <table:table-cell office:value-type="float" office:value="0.0729710813221">
            <text:p>0.0729710813</text:p>
          </table:table-cell>
          <table:table-cell office:value-type="float" office:value="-0.160943529759">
            <text:p>-0.1609435298</text:p>
          </table:table-cell>
          <table:table-cell office:value-type="float" office:value="0.103054729921">
            <text:p>0.1030547299</text:p>
          </table:table-cell>
          <table:table-cell office:value-type="float" office:value="0.350321458999">
            <text:p>0.350321459</text:p>
          </table:table-cell>
          <table:table-cell office:value-type="float" office:value="0.787232583694">
            <text:p>0.7872325837</text:p>
          </table:table-cell>
          <table:table-cell office:value-type="float" office:value="10.229482835">
            <text:p>10.229482835</text:p>
          </table:table-cell>
          <table:table-cell office:value-type="float" office:value="0.297801916475">
            <text:p>0.2978019165</text:p>
          </table:table-cell>
          <table:table-cell office:value-type="float" office:value="18.6270352694">
            <text:p>18.6270352694</text:p>
          </table:table-cell>
          <table:table-cell office:value-type="float" office:value="0.550482477114">
            <text:p>0.5504824771</text:p>
          </table:table-cell>
          <table:table-cell office:value-type="float" office:value="11.2590456805">
            <text:p>11.2590456805</text:p>
          </table:table-cell>
          <table:table-cell office:value-type="float" office:value="0.678876944003">
            <text:p>0.678876944</text:p>
          </table:table-cell>
          <table:table-cell office:value-type="float" office:value="0.644271994161">
            <text:p>0.6442719942</text:p>
          </table:table-cell>
          <table:table-cell office:value-type="float" office:value="0.23238691175">
            <text:p>0.2323869118</text:p>
          </table:table-cell>
          <table:table-cell office:value-type="float" office:value="23.3189605575">
            <text:p>23.3189605575</text:p>
          </table:table-cell>
          <table:table-cell office:value-type="float" office:value="22.9902365784">
            <text:p>22.9902365784</text:p>
          </table:table-cell>
          <table:table-cell office:value-type="float" office:value="11.6120235147">
            <text:p>11.6120235147</text:p>
          </table:table-cell>
          <table:table-cell office:value-type="float" office:value="0.174014066725">
            <text:p>0.1740140667</text:p>
          </table:table-cell>
          <table:table-cell office:value-type="float" office:value="24.2914153472">
            <text:p>24.2914153472</text:p>
          </table:table-cell>
          <table:table-cell office:value-type="float" office:value="-0.215151266728">
            <text:p>-0.2151512667</text:p>
          </table:table-cell>
          <table:table-cell office:value-type="float" office:value="12.6908005718">
            <text:p>12.6908005718</text:p>
          </table:table-cell>
          <table:table-cell office:value-type="float" office:value="24.1491233826">
            <text:p>24.1491233826</text:p>
          </table:table-cell>
          <table:table-cell office:value-type="float" office:value="0.211432776459">
            <text:p>0.2114327765</text:p>
          </table:table-cell>
          <table:table-cell office:value-type="float" office:value="-0.440808331806">
            <text:p>-0.4408083318</text:p>
          </table:table-cell>
          <table:table-cell office:value-type="float" office:value="0.258015367505">
            <text:p>0.2580153675</text:p>
          </table:table-cell>
          <table:table-cell office:value-type="float" office:value="0.868219642622">
            <text:p>0.8682196426</text:p>
          </table:table-cell>
          <table:table-cell office:value-type="float" office:value="0.113013058125">
            <text:p>0.1130130581</text:p>
          </table:table-cell>
          <table:table-cell office:value-type="float" office:value="-0.368955826809">
            <text:p>-0.3689558268</text:p>
          </table:table-cell>
          <table:table-cell office:value-type="float" office:value="0.0297287236056">
            <text:p>0.0297287236</text:p>
          </table:table-cell>
          <table:table-cell office:value-type="float" office:value="8.27570609175">
            <text:p>8.2757060918</text:p>
          </table:table-cell>
          <table:table-cell office:value-type="float" office:value="-0.408313180495">
            <text:p>-0.4083131805</text:p>
          </table:table-cell>
          <table:table-cell office:value-type="float" office:value="-0.46967724581">
            <text:p>-0.4696772458</text:p>
          </table:table-cell>
          <table:table-cell office:value-type="float" office:value="18.4140981597">
            <text:p>18.4140981597</text:p>
          </table:table-cell>
          <table:table-cell office:value-type="float" office:value="0.00213017432455">
            <text:p>0.0021301743</text:p>
          </table:table-cell>
          <table:table-cell office:value-type="float" office:value="26.9871182775">
            <text:p>26.9871182775</text:p>
          </table:table-cell>
          <table:table-cell office:value-type="float" office:value="0.648952868379">
            <text:p>0.6489528684</text:p>
          </table:table-cell>
          <table:table-cell office:value-type="float" office:value="0.30473203874">
            <text:p>0.3047320387</text:p>
          </table:table-cell>
          <table:table-cell office:value-type="float" office:value="1.08720925668">
            <text:p>1.0872092567</text:p>
          </table:table-cell>
          <table:table-cell office:value-type="float" office:value="0.83222124573">
            <text:p>0.8322212457</text:p>
          </table:table-cell>
          <table:table-cell office:value-type="float" office:value="8.55979679903">
            <text:p>8.559796799</text:p>
          </table:table-cell>
          <table:table-cell office:value-type="float" office:value="15.0014806048">
            <text:p>15.0014806048</text:p>
          </table:table-cell>
          <table:table-cell office:value-type="float" office:value="8.16170888624">
            <text:p>8.1617088862</text:p>
          </table:table-cell>
          <table:table-cell office:value-type="float" office:value="24.5905525631">
            <text:p>24.5905525631</text:p>
          </table:table-cell>
          <table:table-cell office:value-type="float" office:value="9.87642510193">
            <text:p>9.8764251019</text:p>
          </table:table-cell>
          <table:table-cell office:value-type="float" office:value="10.0392377362">
            <text:p>10.0392377362</text:p>
          </table:table-cell>
          <table:table-cell office:value-type="float" office:value="5.81081431952">
            <text:p>5.8108143195</text:p>
          </table:table-cell>
          <table:table-cell office:value-type="float" office:value="5.38515532038">
            <text:p>5.3851553204</text:p>
          </table:table-cell>
          <table:table-cell office:value-type="float" office:value="2.75066452011">
            <text:p>2.7506645201</text:p>
          </table:table-cell>
          <table:table-cell office:value-type="float" office:value="0.701502978255">
            <text:p>0.7015029783</text:p>
          </table:table-cell>
          <table:table-cell office:value-type="float" office:value="0.478188148161">
            <text:p>0.4781881482</text:p>
          </table:table-cell>
          <table:table-cell office:value-type="float" office:value="-0.0926898343523">
            <text:p>-0.0926898344</text:p>
          </table:table-cell>
          <table:table-cell table:number-columns-repeated="11"/>
        </table:table-row>
        <table:table-row table:style-name="ro1">
          <table:table-cell office:value-type="string">
            <text:p>1XKI</text:p>
          </table:table-cell>
          <table:table-cell table:number-columns-repeated="12" office:value-type="float" office:value="0">
            <text:p>0</text:p>
          </table:table-cell>
          <table:table-cell office:value-type="float" office:value="-0.148605357222">
            <text:p>-0.1486053572</text:p>
          </table:table-cell>
          <table:table-cell office:value-type="float" office:value="10.3115928265">
            <text:p>10.3115928265</text:p>
          </table:table-cell>
          <table:table-cell office:value-type="float" office:value="0.0937410018495">
            <text:p>0.0937410018</text:p>
          </table:table-cell>
          <table:table-cell office:value-type="float" office:value="-0.0317815820149">
            <text:p>-0.031781582</text:p>
          </table:table-cell>
          <table:table-cell office:value-type="float" office:value="0.0612979321101">
            <text:p>0.0612979321</text:p>
          </table:table-cell>
          <table:table-cell office:value-type="float" office:value="42.0750947625">
            <text:p>42.0750947625</text:p>
          </table:table-cell>
          <table:table-cell office:value-type="float" office:value="21.6311002175">
            <text:p>21.6311002175</text:p>
          </table:table-cell>
          <table:table-cell office:value-type="float" office:value="1.49638428921">
            <text:p>1.4963842892</text:p>
          </table:table-cell>
          <table:table-cell office:value-type="float" office:value="25.2050714204">
            <text:p>25.2050714204</text:p>
          </table:table-cell>
          <table:table-cell office:value-type="float" office:value="10.4509723264">
            <text:p>10.4509723264</text:p>
          </table:table-cell>
          <table:table-cell office:value-type="float" office:value="2.19836765832">
            <text:p>2.1983676583</text:p>
          </table:table-cell>
          <table:table-cell office:value-type="float" office:value="9.76018678939">
            <text:p>9.7601867894</text:p>
          </table:table-cell>
          <table:table-cell office:value-type="float" office:value="0.762783617375">
            <text:p>0.7627836174</text:p>
          </table:table-cell>
          <table:table-cell table:number-columns-repeated="7" office:value-type="float" office:value="0">
            <text:p>0</text:p>
          </table:table-cell>
          <table:table-cell office:value-type="float" office:value="-0.446305983375">
            <text:p>-0.4463059834</text:p>
          </table:table-cell>
          <table:table-cell office:value-type="float" office:value="-0.0831397904269">
            <text:p>-0.0831397904</text:p>
          </table:table-cell>
          <table:table-cell office:value-type="float" office:value="0.198087235091">
            <text:p>0.1980872351</text:p>
          </table:table-cell>
          <table:table-cell office:value-type="float" office:value="0.688394541468">
            <text:p>0.6883945415</text:p>
          </table:table-cell>
          <table:table-cell office:value-type="float" office:value="14.7944751593">
            <text:p>14.7944751593</text:p>
          </table:table-cell>
          <table:table-cell office:value-type="float" office:value="8.47886893547">
            <text:p>8.4788689355</text:p>
          </table:table-cell>
          <table:table-cell office:value-type="float" office:value="8.26653845202">
            <text:p>8.266538452</text:p>
          </table:table-cell>
          <table:table-cell office:value-type="float" office:value="14.4324204102">
            <text:p>14.4324204102</text:p>
          </table:table-cell>
          <table:table-cell office:value-type="float" office:value="0.389648768508">
            <text:p>0.3896487685</text:p>
          </table:table-cell>
          <table:table-cell office:value-type="float" office:value="24.9857443547">
            <text:p>24.9857443547</text:p>
          </table:table-cell>
          <table:table-cell office:value-type="float" office:value="0.150713373345">
            <text:p>0.1507133733</text:p>
          </table:table-cell>
          <table:table-cell office:value-type="float" office:value="3.46271834714">
            <text:p>3.4627183471</text:p>
          </table:table-cell>
          <table:table-cell office:value-type="float" office:value="3.45338468604">
            <text:p>3.453384686</text:p>
          </table:table-cell>
          <table:table-cell office:value-type="float" office:value="-0.272633273573">
            <text:p>-0.2726332736</text:p>
          </table:table-cell>
          <table:table-cell office:value-type="float" office:value="-0.329689311484">
            <text:p>-0.3296893115</text:p>
          </table:table-cell>
          <table:table-cell office:value-type="float" office:value="-0.493197594389">
            <text:p>-0.4931975944</text:p>
          </table:table-cell>
          <table:table-cell office:value-type="float" office:value="15.9965207877">
            <text:p>15.9965207877</text:p>
          </table:table-cell>
          <table:table-cell office:value-type="float" office:value="14.43695981">
            <text:p>14.43695981</text:p>
          </table:table-cell>
          <table:table-cell office:value-type="float" office:value="0.816341387992">
            <text:p>0.816341388</text:p>
          </table:table-cell>
          <table:table-cell office:value-type="float" office:value="0.610639410259">
            <text:p>0.6106394103</text:p>
          </table:table-cell>
          <table:table-cell office:value-type="float" office:value="14.7934070564">
            <text:p>14.7934070564</text:p>
          </table:table-cell>
          <table:table-cell office:value-type="float" office:value="15.1454056477">
            <text:p>15.1454056477</text:p>
          </table:table-cell>
          <table:table-cell office:value-type="float" office:value="14.8408813234">
            <text:p>14.8408813234</text:p>
          </table:table-cell>
          <table:table-cell office:value-type="float" office:value="14.6972106198">
            <text:p>14.6972106198</text:p>
          </table:table-cell>
          <table:table-cell table:number-columns-repeated="2" office:value-type="float" office:value="0">
            <text:p>0</text:p>
          </table:table-cell>
          <table:table-cell office:value-type="float" office:value="-0.376991992588">
            <text:p>-0.3769919926</text:p>
          </table:table-cell>
          <table:table-cell office:value-type="float" office:value="-0.0239632944011">
            <text:p>-0.0239632944</text:p>
          </table:table-cell>
          <table:table-cell office:value-type="float" office:value="-0.00369964808925">
            <text:p>-0.0036996481</text:p>
          </table:table-cell>
          <table:table-cell office:value-type="float" office:value="-0.0396527029771">
            <text:p>-0.039652703</text:p>
          </table:table-cell>
          <table:table-cell office:value-type="float" office:value="0.838051953668">
            <text:p>0.8380519537</text:p>
          </table:table-cell>
          <table:table-cell office:value-type="float" office:value="14.0249416748">
            <text:p>14.0249416748</text:p>
          </table:table-cell>
          <table:table-cell office:value-type="float" office:value="14.0966018291">
            <text:p>14.0966018291</text:p>
          </table:table-cell>
          <table:table-cell office:value-type="float" office:value="13.9177119664">
            <text:p>13.9177119664</text:p>
          </table:table-cell>
          <table:table-cell office:value-type="float" office:value="0.11796756964">
            <text:p>0.1179675696</text:p>
          </table:table-cell>
          <table:table-cell office:value-type="float" office:value="12.034989874">
            <text:p>12.034989874</text:p>
          </table:table-cell>
          <table:table-cell office:value-type="float" office:value="12.916712242">
            <text:p>12.916712242</text:p>
          </table:table-cell>
          <table:table-cell office:value-type="float" office:value="12.4735441826">
            <text:p>12.4735441826</text:p>
          </table:table-cell>
          <table:table-cell office:value-type="float" office:value="19.7800309415">
            <text:p>19.7800309415</text:p>
          </table:table-cell>
          <table:table-cell office:value-type="float" office:value="19.2292564449">
            <text:p>19.2292564449</text:p>
          </table:table-cell>
          <table:table-cell office:value-type="float" office:value="0.00149594281643">
            <text:p>0.0014959428</text:p>
          </table:table-cell>
          <table:table-cell office:value-type="float" office:value="9.38020884143">
            <text:p>9.3802088414</text:p>
          </table:table-cell>
          <table:table-cell office:value-type="float" office:value="0.00586076369448">
            <text:p>0.0058607637</text:p>
          </table:table-cell>
          <table:table-cell office:value-type="float" office:value="-0.182228882986">
            <text:p>-0.182228883</text:p>
          </table:table-cell>
          <table:table-cell office:value-type="float" office:value="29.9679338408">
            <text:p>29.9679338408</text:p>
          </table:table-cell>
          <table:table-cell office:value-type="float" office:value="10.3505607718">
            <text:p>10.3505607718</text:p>
          </table:table-cell>
          <table:table-cell office:value-type="float" office:value="1.49404243747">
            <text:p>1.4940424375</text:p>
          </table:table-cell>
          <table:table-cell office:value-type="float" office:value="0.296718292562">
            <text:p>0.2967182926</text:p>
          </table:table-cell>
          <table:table-cell office:value-type="float" office:value="0.0751286856331">
            <text:p>0.0751286856</text:p>
          </table:table-cell>
          <table:table-cell office:value-type="float" office:value="-0.220835264089">
            <text:p>-0.2208352641</text:p>
          </table:table-cell>
          <table:table-cell office:value-type="float" office:value="-0.294006253705">
            <text:p>-0.2940062537</text:p>
          </table:table-cell>
          <table:table-cell office:value-type="float" office:value="-0.335644179123">
            <text:p>-0.3356441791</text:p>
          </table:table-cell>
          <table:table-cell office:value-type="float" office:value="0.570221540465">
            <text:p>0.5702215405</text:p>
          </table:table-cell>
          <table:table-cell office:value-type="float" office:value="11.1551941502">
            <text:p>11.1551941502</text:p>
          </table:table-cell>
          <table:table-cell office:value-type="float" office:value="11.3005618698">
            <text:p>11.3005618698</text:p>
          </table:table-cell>
          <table:table-cell office:value-type="float" office:value="10.7193452128">
            <text:p>10.7193452128</text:p>
          </table:table-cell>
          <table:table-cell office:value-type="float" office:value="10.7916955853">
            <text:p>10.7916955853</text:p>
          </table:table-cell>
          <table:table-cell office:value-type="float" office:value="0.100711573628">
            <text:p>0.1007115736</text:p>
          </table:table-cell>
          <table:table-cell office:value-type="float" office:value="-0.135769059381">
            <text:p>-0.1357690594</text:p>
          </table:table-cell>
          <table:table-cell office:value-type="float" office:value="10.6591081205">
            <text:p>10.6591081205</text:p>
          </table:table-cell>
          <table:table-cell office:value-type="float" office:value="9.89872666343">
            <text:p>9.8987266634</text:p>
          </table:table-cell>
          <table:table-cell office:value-type="float" office:value="10.1866096036">
            <text:p>10.1866096036</text:p>
          </table:table-cell>
          <table:table-cell office:value-type="float" office:value="-0.181210337016">
            <text:p>-0.181210337</text:p>
          </table:table-cell>
          <table:table-cell office:value-type="float" office:value="0.429382915203">
            <text:p>0.4293829152</text:p>
          </table:table-cell>
          <table:table-cell office:value-type="float" office:value="18.2576406127">
            <text:p>18.2576406127</text:p>
          </table:table-cell>
          <table:table-cell office:value-type="float" office:value="19.7917414212">
            <text:p>19.7917414212</text:p>
          </table:table-cell>
          <table:table-cell office:value-type="float" office:value="0.202891379186">
            <text:p>0.2028913792</text:p>
          </table:table-cell>
          <table:table-cell office:value-type="float" office:value="24.7661490618">
            <text:p>24.7661490618</text:p>
          </table:table-cell>
          <table:table-cell office:value-type="float" office:value="3.24897855233">
            <text:p>3.2489785523</text:p>
          </table:table-cell>
          <table:table-cell office:value-type="float" office:value="0.379568655667">
            <text:p>0.3795686557</text:p>
          </table:table-cell>
          <table:table-cell office:value-type="float" office:value="0.48009493703">
            <text:p>0.480094937</text:p>
          </table:table-cell>
          <table:table-cell office:value-type="float" office:value="-0.407693370969">
            <text:p>-0.407693371</text:p>
          </table:table-cell>
          <table:table-cell office:value-type="float" office:value="-0.441054580513">
            <text:p>-0.441054580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11189366495">
            <text:p>-0.5111893665</text:p>
          </table:table-cell>
          <table:table-cell office:value-type="float" office:value="0.00418024762448">
            <text:p>0.0041802476</text:p>
          </table:table-cell>
          <table:table-cell office:value-type="float" office:value="-0.410701448079">
            <text:p>-0.4107014481</text:p>
          </table:table-cell>
          <table:table-cell office:value-type="float" office:value="0.00265645920211">
            <text:p>0.0026564592</text:p>
          </table:table-cell>
          <table:table-cell office:value-type="float" office:value="1.25008640889">
            <text:p>1.2500864089</text:p>
          </table:table-cell>
          <table:table-cell office:value-type="float" office:value="0.675652380873">
            <text:p>0.6756523809</text:p>
          </table:table-cell>
          <table:table-cell office:value-type="float" office:value="9.09719326417">
            <text:p>9.0971932642</text:p>
          </table:table-cell>
          <table:table-cell office:value-type="float" office:value="0.226733412904">
            <text:p>0.2267334129</text:p>
          </table:table-cell>
          <table:table-cell office:value-type="float" office:value="0.511579282835">
            <text:p>0.5115792828</text:p>
          </table:table-cell>
          <table:table-cell office:value-type="float" office:value="28.2009472838">
            <text:p>28.2009472838</text:p>
          </table:table-cell>
          <table:table-cell office:value-type="float" office:value="8.99484753971">
            <text:p>8.9948475397</text:p>
          </table:table-cell>
          <table:table-cell office:value-type="float" office:value="0.19921531531">
            <text:p>0.1992153153</text:p>
          </table:table-cell>
          <table:table-cell office:value-type="float" office:value="24.5953061659">
            <text:p>24.5953061659</text:p>
          </table:table-cell>
          <table:table-cell office:value-type="float" office:value="24.0918393774">
            <text:p>24.0918393774</text:p>
          </table:table-cell>
          <table:table-cell office:value-type="float" office:value="12.1085267527">
            <text:p>12.1085267527</text:p>
          </table:table-cell>
          <table:table-cell office:value-type="float" office:value="0.318280791659">
            <text:p>0.3182807917</text:p>
          </table:table-cell>
          <table:table-cell office:value-type="float" office:value="0.385648418461">
            <text:p>0.3856484185</text:p>
          </table:table-cell>
          <table:table-cell office:value-type="float" office:value="0.170036802349">
            <text:p>0.1700368023</text:p>
          </table:table-cell>
          <table:table-cell office:value-type="float" office:value="0.169721856824">
            <text:p>0.1697218568</text:p>
          </table:table-cell>
          <table:table-cell office:value-type="float" office:value="0.29347282542">
            <text:p>0.2934728254</text:p>
          </table:table-cell>
          <table:table-cell office:value-type="float" office:value="0.25103117764">
            <text:p>0.2510311776</text:p>
          </table:table-cell>
          <table:table-cell office:value-type="float" office:value="0.006217092757">
            <text:p>0.0062170928</text:p>
          </table:table-cell>
          <table:table-cell office:value-type="float" office:value="10.0832781351">
            <text:p>10.0832781351</text:p>
          </table:table-cell>
          <table:table-cell office:value-type="float" office:value="0.502595641486">
            <text:p>0.5025956415</text:p>
          </table:table-cell>
          <table:table-cell office:value-type="float" office:value="-0.155897404919">
            <text:p>-0.1558974049</text:p>
          </table:table-cell>
          <table:table-cell office:value-type="float" office:value="-0.131083536825">
            <text:p>-0.1310835368</text:p>
          </table:table-cell>
          <table:table-cell office:value-type="float" office:value="0.135169061195">
            <text:p>0.1351690612</text:p>
          </table:table-cell>
          <table:table-cell office:value-type="float" office:value="8.23992018103">
            <text:p>8.239920181</text:p>
          </table:table-cell>
          <table:table-cell office:value-type="float" office:value="-0.471171729602">
            <text:p>-0.4711717296</text:p>
          </table:table-cell>
          <table:table-cell office:value-type="float" office:value="-0.552828830131">
            <text:p>-0.5528288301</text:p>
          </table:table-cell>
          <table:table-cell office:value-type="float" office:value="1.12562104715">
            <text:p>1.1256210472</text:p>
          </table:table-cell>
          <table:table-cell office:value-type="float" office:value="-0.180101137731">
            <text:p>-0.1801011377</text:p>
          </table:table-cell>
          <table:table-cell office:value-type="float" office:value="10.2926775669">
            <text:p>10.2926775669</text:p>
          </table:table-cell>
          <table:table-cell office:value-type="float" office:value="0.267612835695">
            <text:p>0.2676128357</text:p>
          </table:table-cell>
          <table:table-cell office:value-type="float" office:value="0.446342523508">
            <text:p>0.4463425235</text:p>
          </table:table-cell>
          <table:table-cell office:value-type="float" office:value="0.914113379629">
            <text:p>0.9141133796</text:p>
          </table:table-cell>
          <table:table-cell office:value-type="float" office:value="0.707224962087">
            <text:p>0.7072249621</text:p>
          </table:table-cell>
          <table:table-cell office:value-type="float" office:value="9.77345664523">
            <text:p>9.7734566452</text:p>
          </table:table-cell>
          <table:table-cell office:value-type="float" office:value="9.9455414828">
            <text:p>9.9455414828</text:p>
          </table:table-cell>
          <table:table-cell office:value-type="float" office:value="9.95952114473">
            <text:p>9.9595211447</text:p>
          </table:table-cell>
          <table:table-cell office:value-type="float" office:value="0.916518422654">
            <text:p>0.9165184227</text:p>
          </table:table-cell>
          <table:table-cell office:value-type="float" office:value="0.129195184015">
            <text:p>0.129195184</text:p>
          </table:table-cell>
          <table:table-cell office:value-type="float" office:value="0.373241215782">
            <text:p>0.3732412158</text:p>
          </table:table-cell>
          <table:table-cell office:value-type="float" office:value="8.16897577509">
            <text:p>8.168975775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3])" office:value-type="float" office:value="0">
            <text:p>0</text:p>
          </table:table-cell>
          <table:table-cell table:formula="of:=SUM([.C2:.C3])" office:value-type="float" office:value="0">
            <text:p>0</text:p>
          </table:table-cell>
          <table:table-cell table:formula="of:=SUM([.D2:.D3])" office:value-type="float" office:value="0">
            <text:p>0</text:p>
          </table:table-cell>
          <table:table-cell table:formula="of:=SUM([.E2:.E3])" office:value-type="float" office:value="0">
            <text:p>0</text:p>
          </table:table-cell>
          <table:table-cell table:formula="of:=SUM([.F2:.F3])" office:value-type="float" office:value="0">
            <text:p>0</text:p>
          </table:table-cell>
          <table:table-cell table:formula="of:=SUM([.G2:.G3])" office:value-type="float" office:value="0">
            <text:p>0</text:p>
          </table:table-cell>
          <table:table-cell table:formula="of:=SUM([.H2:.H3])" office:value-type="float" office:value="0">
            <text:p>0</text:p>
          </table:table-cell>
          <table:table-cell table:formula="of:=SUM([.I2:.I3])" office:value-type="float" office:value="0">
            <text:p>0</text:p>
          </table:table-cell>
          <table:table-cell table:formula="of:=SUM([.J2:.J3])" office:value-type="float" office:value="0">
            <text:p>0</text:p>
          </table:table-cell>
          <table:table-cell table:formula="of:=SUM([.K2:.K3])" office:value-type="float" office:value="0">
            <text:p>0</text:p>
          </table:table-cell>
          <table:table-cell table:formula="of:=SUM([.L2:.L3])" office:value-type="float" office:value="0">
            <text:p>0</text:p>
          </table:table-cell>
          <table:table-cell table:formula="of:=SUM([.M2:.M3])" office:value-type="float" office:value="0">
            <text:p>0</text:p>
          </table:table-cell>
          <table:table-cell table:formula="of:=SUM([.N2:.N3])" office:value-type="float" office:value="-0.148605357222">
            <text:p>-0.1486053572</text:p>
          </table:table-cell>
          <table:table-cell table:formula="of:=SUM([.O2:.O3])" office:value-type="float" office:value="10.360874930359">
            <text:p>10.3608749304</text:p>
          </table:table-cell>
          <table:table-cell table:formula="of:=SUM([.P2:.P3])" office:value-type="float" office:value="0.08851675384963">
            <text:p>0.0885167538</text:p>
          </table:table-cell>
          <table:table-cell table:formula="of:=SUM([.Q2:.Q3])" office:value-type="float" office:value="-0.5343536560239">
            <text:p>-0.534353656</text:p>
          </table:table-cell>
          <table:table-cell table:formula="of:=SUM([.R2:.R3])" office:value-type="float" office:value="0.0612979321101">
            <text:p>0.0612979321</text:p>
          </table:table-cell>
          <table:table-cell table:formula="of:=SUM([.S2:.S3])" office:value-type="float" office:value="43.57031317371">
            <text:p>43.5703131737</text:p>
          </table:table-cell>
          <table:table-cell table:formula="of:=SUM([.T2:.T3])" office:value-type="float" office:value="33.9658627026">
            <text:p>33.9658627026</text:p>
          </table:table-cell>
          <table:table-cell table:formula="of:=SUM([.U2:.U3])" office:value-type="float" office:value="20.17103618691">
            <text:p>20.1710361869</text:p>
          </table:table-cell>
          <table:table-cell table:formula="of:=SUM([.V2:.V3])" office:value-type="float" office:value="60.9439216607">
            <text:p>60.9439216607</text:p>
          </table:table-cell>
          <table:table-cell table:formula="of:=SUM([.W2:.W3])" office:value-type="float" office:value="29.9521519842">
            <text:p>29.9521519842</text:p>
          </table:table-cell>
          <table:table-cell table:formula="of:=SUM([.X2:.X3])" office:value-type="float" office:value="17.69217214432">
            <text:p>17.6921721443</text:p>
          </table:table-cell>
          <table:table-cell table:formula="of:=SUM([.Y2:.Y3])" office:value-type="float" office:value="19.72875013273">
            <text:p>19.7287501327</text:p>
          </table:table-cell>
          <table:table-cell table:formula="of:=SUM([.Z2:.Z3])" office:value-type="float" office:value="1.156699556599">
            <text:p>1.1566995566</text:p>
          </table:table-cell>
          <table:table-cell table:formula="of:=SUM([.AA2:.AA3])" office:value-type="float" office:value="0.744385146955">
            <text:p>0.744385147</text:p>
          </table:table-cell>
          <table:table-cell table:formula="of:=SUM([.AB2:.AB3])" office:value-type="float" office:value="0.238642251189">
            <text:p>0.2386422512</text:p>
          </table:table-cell>
          <table:table-cell table:formula="of:=SUM([.AC2:.AC3])" office:value-type="float" office:value="0.441925105281">
            <text:p>0.4419251053</text:p>
          </table:table-cell>
          <table:table-cell table:formula="of:=SUM([.AD2:.AD3])" office:value-type="float" office:value="1.24192082857">
            <text:p>1.2419208286</text:p>
          </table:table-cell>
          <table:table-cell table:formula="of:=SUM([.AE2:.AE3])" office:value-type="float" office:value="0.205474823993">
            <text:p>0.205474824</text:p>
          </table:table-cell>
          <table:table-cell table:formula="of:=SUM([.AF2:.AF3])" office:value-type="float" office:value="0.217695722743">
            <text:p>0.2176957227</text:p>
          </table:table-cell>
          <table:table-cell table:formula="of:=SUM([.AG2:.AG3])" office:value-type="float" office:value="-0.164283679428">
            <text:p>-0.1642836794</text:p>
          </table:table-cell>
          <table:table-cell table:formula="of:=SUM([.AH2:.AH3])" office:value-type="float" office:value="-0.336475473917">
            <text:p>-0.3364754739</text:p>
          </table:table-cell>
          <table:table-cell table:formula="of:=SUM([.AI2:.AI3])" office:value-type="float" office:value="15.2787909207731">
            <text:p>15.2787909208</text:p>
          </table:table-cell>
          <table:table-cell table:formula="of:=SUM([.AJ2:.AJ3])" office:value-type="float" office:value="0.961008384744">
            <text:p>0.9610083847</text:p>
          </table:table-cell>
          <table:table-cell table:formula="of:=SUM([.AK2:.AK3])" office:value-type="float" office:value="1.38208320223">
            <text:p>1.3820832022</text:p>
          </table:table-cell>
          <table:table-cell table:formula="of:=SUM([.AL2:.AL3])" office:value-type="float" office:value="40.761906475">
            <text:p>40.761906475</text:p>
          </table:table-cell>
          <table:table-cell table:formula="of:=SUM([.AM2:.AM3])" office:value-type="float" office:value="29.17443680207">
            <text:p>29.1744368021</text:p>
          </table:table-cell>
          <table:table-cell table:formula="of:=SUM([.AN2:.AN3])" office:value-type="float" office:value="11.25807173444">
            <text:p>11.2580717344</text:p>
          </table:table-cell>
          <table:table-cell table:formula="of:=SUM([.AO2:.AO3])" office:value-type="float" office:value="15.55644660349">
            <text:p>15.5564466035</text:p>
          </table:table-cell>
          <table:table-cell table:formula="of:=SUM([.AP2:.AP3])" office:value-type="float" office:value="0.507100146189">
            <text:p>0.5071001462</text:p>
          </table:table-cell>
          <table:table-cell table:formula="of:=SUM([.AQ2:.AQ3])" office:value-type="float" office:value="25.785721240073">
            <text:p>25.7857212401</text:p>
          </table:table-cell>
          <table:table-cell table:formula="of:=SUM([.AR2:.AR3])" office:value-type="float" office:value="0.636450929579">
            <text:p>0.6364509296</text:p>
          </table:table-cell>
          <table:table-cell table:formula="of:=SUM([.AS2:.AS3])" office:value-type="float" office:value="10.79423096895">
            <text:p>10.794230969</text:p>
          </table:table-cell>
          <table:table-cell table:formula="of:=SUM([.AT2:.AT3])" office:value-type="float" office:value="10.95119761141">
            <text:p>10.9511976114</text:p>
          </table:table-cell>
          <table:table-cell table:formula="of:=SUM([.AU2:.AU3])" office:value-type="float" office:value="-0.449234524637">
            <text:p>-0.4492345246</text:p>
          </table:table-cell>
          <table:table-cell table:formula="of:=SUM([.AV2:.AV3])" office:value-type="float" office:value="-0.775381299289">
            <text:p>-0.7753812993</text:p>
          </table:table-cell>
          <table:table-cell table:formula="of:=SUM([.AW2:.AW3])" office:value-type="float" office:value="-0.957713369928">
            <text:p>-0.9577133699</text:p>
          </table:table-cell>
          <table:table-cell table:formula="of:=SUM([.AX2:.AX3])" office:value-type="float" office:value="23.58292167492">
            <text:p>23.5829216749</text:p>
          </table:table-cell>
          <table:table-cell table:formula="of:=SUM([.AY2:.AY3])" office:value-type="float" office:value="32.9807421091">
            <text:p>32.9807421091</text:p>
          </table:table-cell>
          <table:table-cell table:formula="of:=SUM([.AZ2:.AZ3])" office:value-type="float" office:value="1.811349913903">
            <text:p>1.8113499139</text:p>
          </table:table-cell>
          <table:table-cell table:formula="of:=SUM([.BA2:.BA3])" office:value-type="float" office:value="1.371379236682">
            <text:p>1.3713792367</text:p>
          </table:table-cell>
          <table:table-cell table:formula="of:=SUM([.BB2:.BB3])" office:value-type="float" office:value="15.8593601709">
            <text:p>15.8593601709</text:p>
          </table:table-cell>
          <table:table-cell table:formula="of:=SUM([.BC2:.BC3])" office:value-type="float" office:value="31.3104651969">
            <text:p>31.3104651969</text:p>
          </table:table-cell>
          <table:table-cell table:formula="of:=SUM([.BD2:.BD3])" office:value-type="float" office:value="31.4005581429">
            <text:p>31.4005581429</text:p>
          </table:table-cell>
          <table:table-cell table:formula="of:=SUM([.BE2:.BE3])" office:value-type="float" office:value="16.34563885176">
            <text:p>16.3456388518</text:p>
          </table:table-cell>
          <table:table-cell table:formula="of:=SUM([.BF2:.BF3])" office:value-type="float" office:value="0.497817911599">
            <text:p>0.4978179116</text:p>
          </table:table-cell>
          <table:table-cell table:formula="of:=SUM([.BG2:.BG3])" office:value-type="float" office:value="0.34862153662">
            <text:p>0.3486215366</text:p>
          </table:table-cell>
          <table:table-cell table:formula="of:=SUM([.BH2:.BH3])" office:value-type="float" office:value="-0.3465702634986">
            <text:p>-0.3465702635</text:p>
          </table:table-cell>
          <table:table-cell table:formula="of:=SUM([.BI2:.BI3])" office:value-type="float" office:value="-0.5005718552731">
            <text:p>-0.5005718553</text:p>
          </table:table-cell>
          <table:table-cell table:formula="of:=SUM([.BJ2:.BJ3])" office:value-type="float" office:value="0.12093292106075">
            <text:p>0.1209329211</text:p>
          </table:table-cell>
          <table:table-cell table:formula="of:=SUM([.BK2:.BK3])" office:value-type="float" office:value="0.2741665662419">
            <text:p>0.2741665662</text:p>
          </table:table-cell>
          <table:table-cell table:formula="of:=SUM([.BL2:.BL3])" office:value-type="float" office:value="1.206383349062">
            <text:p>1.2063833491</text:p>
          </table:table-cell>
          <table:table-cell table:formula="of:=SUM([.BM2:.BM3])" office:value-type="float" office:value="13.809048548509">
            <text:p>13.8090485485</text:p>
          </table:table-cell>
          <table:table-cell table:formula="of:=SUM([.BN2:.BN3])" office:value-type="float" office:value="14.459717116077">
            <text:p>14.4597171161</text:p>
          </table:table-cell>
          <table:table-cell table:formula="of:=SUM([.BO2:.BO3])" office:value-type="float" office:value="14.173323175513">
            <text:p>14.1733231755</text:p>
          </table:table-cell>
          <table:table-cell table:formula="of:=SUM([.BP2:.BP3])" office:value-type="float" office:value="0.464285387296">
            <text:p>0.4642853873</text:p>
          </table:table-cell>
          <table:table-cell table:formula="of:=SUM([.BQ2:.BQ3])" office:value-type="float" office:value="12.0819016569232">
            <text:p>12.0819016569</text:p>
          </table:table-cell>
          <table:table-cell table:formula="of:=SUM([.BR2:.BR3])" office:value-type="float" office:value="25.1091154119">
            <text:p>25.1091154119</text:p>
          </table:table-cell>
          <table:table-cell table:formula="of:=SUM([.BS2:.BS3])" office:value-type="float" office:value="13.119418711524">
            <text:p>13.1194187115</text:p>
          </table:table-cell>
          <table:table-cell table:formula="of:=SUM([.BT2:.BT3])" office:value-type="float" office:value="19.8041053597867">
            <text:p>19.8041053598</text:p>
          </table:table-cell>
          <table:table-cell table:formula="of:=SUM([.BU2:.BU3])" office:value-type="float" office:value="19.416699894632">
            <text:p>19.4166998946</text:p>
          </table:table-cell>
          <table:table-cell table:formula="of:=SUM([.BV2:.BV3])" office:value-type="float" office:value="0.04531839074193">
            <text:p>0.0453183907</text:p>
          </table:table-cell>
          <table:table-cell table:formula="of:=SUM([.BW2:.BW3])" office:value-type="float" office:value="9.716981542989">
            <text:p>9.716981543</text:p>
          </table:table-cell>
          <table:table-cell table:formula="of:=SUM([.BX2:.BX3])" office:value-type="float" office:value="-0.28519322183052">
            <text:p>-0.2851932218</text:p>
          </table:table-cell>
          <table:table-cell table:formula="of:=SUM([.BY2:.BY3])" office:value-type="float" office:value="-0.381761021422">
            <text:p>-0.3817610214</text:p>
          </table:table-cell>
          <table:table-cell table:formula="of:=SUM([.BZ2:.BZ3])" office:value-type="float" office:value="44.0526587296">
            <text:p>44.0526587296</text:p>
          </table:table-cell>
          <table:table-cell table:formula="of:=SUM([.CA2:.CA3])" office:value-type="float" office:value="22.2748443736">
            <text:p>22.2748443736</text:p>
          </table:table-cell>
          <table:table-cell table:formula="of:=SUM([.CB2:.CB3])" office:value-type="float" office:value="2.479122825736">
            <text:p>2.4791228257</text:p>
          </table:table-cell>
          <table:table-cell table:formula="of:=SUM([.CC2:.CC3])" office:value-type="float" office:value="0.548631123802">
            <text:p>0.5486311238</text:p>
          </table:table-cell>
          <table:table-cell table:formula="of:=SUM([.CD2:.CD3])" office:value-type="float" office:value="0.3721118620131">
            <text:p>0.372111862</text:p>
          </table:table-cell>
          <table:table-cell table:formula="of:=SUM([.CE2:.CE3])" office:value-type="float" office:value="-0.301249660914">
            <text:p>-0.3012496609</text:p>
          </table:table-cell>
          <table:table-cell table:formula="of:=SUM([.CF2:.CF3])" office:value-type="float" office:value="-0.70439278712">
            <text:p>-0.7043927871</text:p>
          </table:table-cell>
          <table:table-cell table:formula="of:=SUM([.CG2:.CG3])" office:value-type="float" office:value="-0.667307623362">
            <text:p>-0.6673076234</text:p>
          </table:table-cell>
          <table:table-cell table:formula="of:=SUM([.CH2:.CH3])" office:value-type="float" office:value="1.061699878247">
            <text:p>1.0616998782</text:p>
          </table:table-cell>
          <table:table-cell table:formula="of:=SUM([.CI2:.CI3])" office:value-type="float" office:value="25.2516526972">
            <text:p>25.2516526972</text:p>
          </table:table-cell>
          <table:table-cell table:formula="of:=SUM([.CJ2:.CJ3])" office:value-type="float" office:value="41.3721865824">
            <text:p>41.3721865824</text:p>
          </table:table-cell>
          <table:table-cell table:formula="of:=SUM([.CK2:.CK3])" office:value-type="float" office:value="25.6773736259">
            <text:p>25.6773736259</text:p>
          </table:table-cell>
          <table:table-cell table:formula="of:=SUM([.CL2:.CL3])" office:value-type="float" office:value="22.0087018664">
            <text:p>22.0087018664</text:p>
          </table:table-cell>
          <table:table-cell table:formula="of:=SUM([.CM2:.CM3])" office:value-type="float" office:value="0.027801053204">
            <text:p>0.0278010532</text:p>
          </table:table-cell>
          <table:table-cell table:formula="of:=SUM([.CN2:.CN3])" office:value-type="float" office:value="-0.428841333682">
            <text:p>-0.4288413337</text:p>
          </table:table-cell>
          <table:table-cell table:formula="of:=SUM([.CO2:.CO3])" office:value-type="float" office:value="11.541534918975">
            <text:p>11.541534919</text:p>
          </table:table-cell>
          <table:table-cell table:formula="of:=SUM([.CP2:.CP3])" office:value-type="float" office:value="10.245054429138">
            <text:p>10.2450544291</text:p>
          </table:table-cell>
          <table:table-cell table:formula="of:=SUM([.CQ2:.CQ3])" office:value-type="float" office:value="35.7664526748">
            <text:p>35.7664526748</text:p>
          </table:table-cell>
          <table:table-cell table:formula="of:=SUM([.CR2:.CR3])" office:value-type="float" office:value="-0.34383412169">
            <text:p>-0.3438341217</text:p>
          </table:table-cell>
          <table:table-cell table:formula="of:=SUM([.CS2:.CS3])" office:value-type="float" office:value="0.4618581681121">
            <text:p>0.4618581681</text:p>
          </table:table-cell>
          <table:table-cell table:formula="of:=SUM([.CT2:.CT3])" office:value-type="float" office:value="32.3090665632">
            <text:p>32.3090665632</text:p>
          </table:table-cell>
          <table:table-cell table:formula="of:=SUM([.CU2:.CU3])" office:value-type="float" office:value="20.510595448667">
            <text:p>20.5105954487</text:p>
          </table:table-cell>
          <table:table-cell table:formula="of:=SUM([.CV2:.CV3])" office:value-type="float" office:value="1.292105257026">
            <text:p>1.292105257</text:p>
          </table:table-cell>
          <table:table-cell table:formula="of:=SUM([.CW2:.CW3])" office:value-type="float" office:value="40.7538894662">
            <text:p>40.7538894662</text:p>
          </table:table-cell>
          <table:table-cell table:formula="of:=SUM([.CX2:.CX3])" office:value-type="float" office:value="38.44680822203">
            <text:p>38.446808222</text:p>
          </table:table-cell>
          <table:table-cell table:formula="of:=SUM([.CY2:.CY3])" office:value-type="float" office:value="16.202533105267">
            <text:p>16.2025331053</text:p>
          </table:table-cell>
          <table:table-cell table:formula="of:=SUM([.CZ2:.CZ3])" office:value-type="float" office:value="1.51288288815">
            <text:p>1.5128828882</text:p>
          </table:table-cell>
          <table:table-cell table:formula="of:=SUM([.DA2:.DA3])" office:value-type="float" office:value="-0.86015582136">
            <text:p>-0.8601558214</text:p>
          </table:table-cell>
          <table:table-cell table:formula="of:=SUM([.DB2:.DB3])" office:value-type="float" office:value="-0.3895585835177">
            <text:p>-0.3895585835</text:p>
          </table:table-cell>
          <table:table-cell table:formula="of:=SUM([.DC2:.DC3])" office:value-type="float" office:value="0.393091579732">
            <text:p>0.3930915797</text:p>
          </table:table-cell>
          <table:table-cell table:formula="of:=SUM([.DD2:.DD3])" office:value-type="float" office:value="0.0729710813221">
            <text:p>0.0729710813</text:p>
          </table:table-cell>
          <table:table-cell table:formula="of:=SUM([.DE2:.DE3])" office:value-type="float" office:value="-0.672132896254">
            <text:p>-0.6721328963</text:p>
          </table:table-cell>
          <table:table-cell table:formula="of:=SUM([.DF2:.DF3])" office:value-type="float" office:value="0.10723497754548">
            <text:p>0.1072349775</text:p>
          </table:table-cell>
          <table:table-cell table:formula="of:=SUM([.DG2:.DG3])" office:value-type="float" office:value="-0.06037998908">
            <text:p>-0.0603799891</text:p>
          </table:table-cell>
          <table:table-cell table:formula="of:=SUM([.DH2:.DH3])" office:value-type="float" office:value="0.78988904289611">
            <text:p>0.7898890429</text:p>
          </table:table-cell>
          <table:table-cell table:formula="of:=SUM([.DI2:.DI3])" office:value-type="float" office:value="11.47956924389">
            <text:p>11.4795692439</text:p>
          </table:table-cell>
          <table:table-cell table:formula="of:=SUM([.DJ2:.DJ3])" office:value-type="float" office:value="0.973454297348">
            <text:p>0.9734542973</text:p>
          </table:table-cell>
          <table:table-cell table:formula="of:=SUM([.DK2:.DK3])" office:value-type="float" office:value="27.72422853357">
            <text:p>27.7242285336</text:p>
          </table:table-cell>
          <table:table-cell table:formula="of:=SUM([.DL2:.DL3])" office:value-type="float" office:value="0.777215890018">
            <text:p>0.77721589</text:p>
          </table:table-cell>
          <table:table-cell table:formula="of:=SUM([.DM2:.DM3])" office:value-type="float" office:value="11.770624963335">
            <text:p>11.7706249633</text:p>
          </table:table-cell>
          <table:table-cell table:formula="of:=SUM([.DN2:.DN3])" office:value-type="float" office:value="28.879824227803">
            <text:p>28.8798242278</text:p>
          </table:table-cell>
          <table:table-cell table:formula="of:=SUM([.DO2:.DO3])" office:value-type="float" office:value="9.639119533871">
            <text:p>9.6391195339</text:p>
          </table:table-cell>
          <table:table-cell table:formula="of:=SUM([.DP2:.DP3])" office:value-type="float" office:value="0.43160222706">
            <text:p>0.4316022271</text:p>
          </table:table-cell>
          <table:table-cell table:formula="of:=SUM([.DQ2:.DQ3])" office:value-type="float" office:value="47.9142667234">
            <text:p>47.9142667234</text:p>
          </table:table-cell>
          <table:table-cell table:formula="of:=SUM([.DR2:.DR3])" office:value-type="float" office:value="47.0820759558">
            <text:p>47.0820759558</text:p>
          </table:table-cell>
          <table:table-cell table:formula="of:=SUM([.DS2:.DS3])" office:value-type="float" office:value="23.7205502674">
            <text:p>23.7205502674</text:p>
          </table:table-cell>
          <table:table-cell table:formula="of:=SUM([.DT2:.DT3])" office:value-type="float" office:value="0.492294858384">
            <text:p>0.4922948584</text:p>
          </table:table-cell>
          <table:table-cell table:formula="of:=SUM([.DU2:.DU3])" office:value-type="float" office:value="24.677063765661">
            <text:p>24.6770637657</text:p>
          </table:table-cell>
          <table:table-cell table:formula="of:=SUM([.DV2:.DV3])" office:value-type="float" office:value="-0.045114464379">
            <text:p>-0.0451144644</text:p>
          </table:table-cell>
          <table:table-cell table:formula="of:=SUM([.DW2:.DW3])" office:value-type="float" office:value="12.860522428624">
            <text:p>12.8605224286</text:p>
          </table:table-cell>
          <table:table-cell table:formula="of:=SUM([.DX2:.DX3])" office:value-type="float" office:value="24.44259620802">
            <text:p>24.442596208</text:p>
          </table:table-cell>
          <table:table-cell table:formula="of:=SUM([.DY2:.DY3])" office:value-type="float" office:value="0.462463954099">
            <text:p>0.4624639541</text:p>
          </table:table-cell>
          <table:table-cell table:formula="of:=SUM([.DZ2:.DZ3])" office:value-type="float" office:value="-0.434591239049">
            <text:p>-0.434591239</text:p>
          </table:table-cell>
          <table:table-cell table:formula="of:=SUM([.EA2:.EA3])" office:value-type="float" office:value="10.341293502605">
            <text:p>10.3412935026</text:p>
          </table:table-cell>
          <table:table-cell table:formula="of:=SUM([.EB2:.EB3])" office:value-type="float" office:value="1.370815284108">
            <text:p>1.3708152841</text:p>
          </table:table-cell>
          <table:table-cell table:formula="of:=SUM([.EC2:.EC3])" office:value-type="float" office:value="-0.042884346794">
            <text:p>-0.0428843468</text:p>
          </table:table-cell>
          <table:table-cell table:formula="of:=SUM([.ED2:.ED3])" office:value-type="float" office:value="-0.500039363634">
            <text:p>-0.5000393636</text:p>
          </table:table-cell>
          <table:table-cell table:formula="of:=SUM([.EE2:.EE3])" office:value-type="float" office:value="0.1648977848006">
            <text:p>0.1648977848</text:p>
          </table:table-cell>
          <table:table-cell table:formula="of:=SUM([.EF2:.EF3])" office:value-type="float" office:value="16.51562627278">
            <text:p>16.5156262728</text:p>
          </table:table-cell>
          <table:table-cell table:formula="of:=SUM([.EG2:.EG3])" office:value-type="float" office:value="-0.879484910097">
            <text:p>-0.8794849101</text:p>
          </table:table-cell>
          <table:table-cell table:formula="of:=SUM([.EH2:.EH3])" office:value-type="float" office:value="-1.022506075941">
            <text:p>-1.0225060759</text:p>
          </table:table-cell>
          <table:table-cell table:formula="of:=SUM([.EI2:.EI3])" office:value-type="float" office:value="19.53971920685">
            <text:p>19.5397192069</text:p>
          </table:table-cell>
          <table:table-cell table:formula="of:=SUM([.EJ2:.EJ3])" office:value-type="float" office:value="-0.17797096340645">
            <text:p>-0.1779709634</text:p>
          </table:table-cell>
          <table:table-cell table:formula="of:=SUM([.EK2:.EK3])" office:value-type="float" office:value="37.2797958444">
            <text:p>37.2797958444</text:p>
          </table:table-cell>
          <table:table-cell table:formula="of:=SUM([.EL2:.EL3])" office:value-type="float" office:value="0.916565704074">
            <text:p>0.9165657041</text:p>
          </table:table-cell>
          <table:table-cell table:formula="of:=SUM([.EM2:.EM3])" office:value-type="float" office:value="0.751074562248">
            <text:p>0.7510745622</text:p>
          </table:table-cell>
          <table:table-cell table:formula="of:=SUM([.EN2:.EN3])" office:value-type="float" office:value="2.001322636309">
            <text:p>2.0013226363</text:p>
          </table:table-cell>
          <table:table-cell table:formula="of:=SUM([.EO2:.EO3])" office:value-type="float" office:value="1.539446207817">
            <text:p>1.5394462078</text:p>
          </table:table-cell>
          <table:table-cell table:formula="of:=SUM([.EP2:.EP3])" office:value-type="float" office:value="18.33325344426">
            <text:p>18.3332534443</text:p>
          </table:table-cell>
          <table:table-cell table:formula="of:=SUM([.EQ2:.EQ3])" office:value-type="float" office:value="24.9470220876">
            <text:p>24.9470220876</text:p>
          </table:table-cell>
          <table:table-cell table:formula="of:=SUM([.ER2:.ER3])" office:value-type="float" office:value="18.12123003097">
            <text:p>18.121230031</text:p>
          </table:table-cell>
          <table:table-cell table:formula="of:=SUM([.ES2:.ES3])" office:value-type="float" office:value="25.507070985754">
            <text:p>25.5070709858</text:p>
          </table:table-cell>
          <table:table-cell table:formula="of:=SUM([.ET2:.ET3])" office:value-type="float" office:value="10.005620285945">
            <text:p>10.0056202859</text:p>
          </table:table-cell>
          <table:table-cell table:formula="of:=SUM([.EU2:.EU3])" office:value-type="float" office:value="10.412478951982">
            <text:p>10.412478952</text:p>
          </table:table-cell>
          <table:table-cell table:formula="of:=SUM([.EV2:.EV3])" office:value-type="float" office:value="13.97979009461">
            <text:p>13.9797900946</text:p>
          </table:table-cell>
          <table:table-cell table:formula="of:=SUM([.EW2:.EW3])" office:value-type="float" office:value="5.38515532038">
            <text:p>5.3851553204</text:p>
          </table:table-cell>
          <table:table-cell table:formula="of:=SUM([.EX2:.EX3])" office:value-type="float" office:value="2.75066452011">
            <text:p>2.7506645201</text:p>
          </table:table-cell>
          <table:table-cell table:formula="of:=SUM([.EY2:.EY3])" office:value-type="float" office:value="0.701502978255">
            <text:p>0.7015029783</text:p>
          </table:table-cell>
          <table:table-cell table:formula="of:=SUM([.EZ2:.EZ3])" office:value-type="float" office:value="0.478188148161">
            <text:p>0.4781881482</text:p>
          </table:table-cell>
          <table:table-cell table:formula="of:=SUM([.FA2:.FA3])" office:value-type="float" office:value="-0.0926898343523">
            <text:p>-0.0926898344</text:p>
          </table:table-cell>
          <table:table-cell table:formula="of:=SUM([.FB2:.FB3])" office:value-type="float" office:value="0">
            <text:p>0</text:p>
          </table:table-cell>
          <table:table-cell table:formula="of:=SUM([.FC2:.FC3])" office:value-type="float" office:value="0">
            <text:p>0</text:p>
          </table:table-cell>
          <table:table-cell table:formula="of:=SUM([.FD2:.FD3])" office:value-type="float" office:value="0">
            <text:p>0</text:p>
          </table:table-cell>
          <table:table-cell table:formula="of:=SUM([.FE2:.FE3])" office:value-type="float" office:value="0">
            <text:p>0</text:p>
          </table:table-cell>
          <table:table-cell table:formula="of:=SUM([.FF2:.FF3])" office:value-type="float" office:value="0">
            <text:p>0</text:p>
          </table:table-cell>
          <table:table-cell table:formula="of:=SUM([.FG2:.FG3])" office:value-type="float" office:value="0">
            <text:p>0</text:p>
          </table:table-cell>
          <table:table-cell table:formula="of:=SUM([.FH2:.FH3])" office:value-type="float" office:value="0">
            <text:p>0</text:p>
          </table:table-cell>
          <table:table-cell table:formula="of:=SUM([.FI2:.FI3])" office:value-type="float" office:value="0">
            <text:p>0</text:p>
          </table:table-cell>
          <table:table-cell table:formula="of:=SUM([.FJ2:.FJ3])" office:value-type="float" office:value="0">
            <text:p>0</text:p>
          </table:table-cell>
          <table:table-cell table:formula="of:=SUM([.FK2:.FK3])" office:value-type="float" office:value="0">
            <text:p>0</text:p>
          </table:table-cell>
          <table:table-cell table:formula="of:=SUM([.FL2:.FL3])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0T16:54:55</dc:date>
    <dc:creator>rulelab </dc:creator>
    <meta:editing-duration>PT30M42S</meta:editing-duration>
    <meta:editing-cycles>1</meta:editing-cycles>
    <meta:document-statistic meta:table-count="1" meta:cell-count="661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161cm" svg:height="18.367cm" xlink:href=".." xlink:type="simple" chart:class="chart:line" chart:style-name="ch1">
        <chart:legend chart:legend-position="end" svg:x="41.916cm" svg:y="8.386cm" style:legend-expansion="high" chart:style-name="ch2"/>
        <chart:plot-area chart:style-name="ch3" table:cell-range-address="Sheet1.A1:Sheet1.FL4" chart:data-source-has-labels="both" svg:x="1.333cm" svg:y="1.603cm" svg:width="38.818cm" svg:height="15.977cm">
          <chartooo:coordinate-region svg:x="2.06cm" svg:y="1.803cm" svg:width="37.811cm" svg:height="15.578cm"/>
          <chart:axis chart:dimension="x" chart:name="primary-x" chart:style-name="ch4" chartooo:axis-type="auto">
            <chartooo:date-scale/>
            <chart:categories table:cell-range-address="Sheet1.B1:Sheet1.F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FL2" chart:label-cell-address="Sheet1.A2:Sheet1.A2" chart:class="chart:line">
            <chart:data-point chart:repeated="167"/>
          </chart:series>
          <chart:series chart:style-name="ch7" chart:values-cell-range-address="Sheet1.B3:Sheet1.FL3" chart:label-cell-address="Sheet1.A3:Sheet1.A3" chart:class="chart:line">
            <chart:data-point chart:repeated="167"/>
          </chart:series>
          <chart:series chart:style-name="ch8" chart:values-cell-range-address="Sheet1.B4:Sheet1.FL4" chart:label-cell-address="Sheet1.A4:Sheet1.A4" chart:class="chart:line">
            <chart:data-point chart:repeated="1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:Sheet1.FL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14">
                <text:p>110</text:p>
              </table:table-cell>
              <table:table-cell office:value-type="float" office:value="115">
                <text:p>120</text:p>
              </table:table-cell>
              <table:table-cell office:value-type="float" office:value="116">
                <text:p>120</text:p>
              </table:table-cell>
              <table:table-cell office:value-type="float" office:value="117">
                <text:p>120</text:p>
              </table:table-cell>
              <table:table-cell office:value-type="float" office:value="118">
                <text:p>120</text:p>
              </table:table-cell>
              <table:table-cell office:value-type="float" office:value="119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0</text:p>
              </table:table-cell>
              <table:table-cell office:value-type="float" office:value="122">
                <text:p>120</text:p>
              </table:table-cell>
              <table:table-cell office:value-type="float" office:value="123">
                <text:p>120</text:p>
              </table:table-cell>
              <table:table-cell office:value-type="float" office:value="124">
                <text:p>120</text:p>
              </table:table-cell>
              <table:table-cell office:value-type="float" office:value="125">
                <text:p>130</text:p>
              </table:table-cell>
              <table:table-cell office:value-type="float" office:value="126">
                <text:p>130</text:p>
              </table:table-cell>
              <table:table-cell office:value-type="float" office:value="127">
                <text:p>130</text:p>
              </table:table-cell>
              <table:table-cell office:value-type="float" office:value="128">
                <text:p>130</text:p>
              </table:table-cell>
              <table:table-cell office:value-type="float" office:value="129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0</text:p>
              </table:table-cell>
              <table:table-cell office:value-type="float" office:value="132">
                <text:p>130</text:p>
              </table:table-cell>
              <table:table-cell office:value-type="float" office:value="133">
                <text:p>130</text:p>
              </table:table-cell>
              <table:table-cell office:value-type="float" office:value="134">
                <text:p>130</text:p>
              </table:table-cell>
              <table:table-cell office:value-type="float" office:value="135">
                <text:p>140</text:p>
              </table:table-cell>
              <table:table-cell office:value-type="float" office:value="136">
                <text:p>140</text:p>
              </table:table-cell>
              <table:table-cell office:value-type="float" office:value="137">
                <text:p>140</text:p>
              </table:table-cell>
              <table:table-cell office:value-type="float" office:value="138">
                <text:p>140</text:p>
              </table:table-cell>
              <table:table-cell office:value-type="float" office:value="139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0</text:p>
              </table:table-cell>
              <table:table-cell office:value-type="float" office:value="142">
                <text:p>140</text:p>
              </table:table-cell>
              <table:table-cell office:value-type="float" office:value="143">
                <text:p>140</text:p>
              </table:table-cell>
              <table:table-cell office:value-type="float" office:value="144">
                <text:p>140</text:p>
              </table:table-cell>
              <table:table-cell office:value-type="float" office:value="145">
                <text:p>150</text:p>
              </table:table-cell>
              <table:table-cell office:value-type="float" office:value="146">
                <text:p>150</text:p>
              </table:table-cell>
              <table:table-cell office:value-type="float" office:value="147">
                <text:p>150</text:p>
              </table:table-cell>
              <table:table-cell office:value-type="float" office:value="148">
                <text:p>150</text:p>
              </table:table-cell>
              <table:table-cell office:value-type="float" office:value="149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0</text:p>
              </table:table-cell>
              <table:table-cell office:value-type="float" office:value="152">
                <text:p>150</text:p>
              </table:table-cell>
              <table:table-cell office:value-type="float" office:value="153">
                <text:p>150</text:p>
              </table:table-cell>
              <table:table-cell office:value-type="float" office:value="154">
                <text:p>150</text:p>
              </table:table-cell>
              <table:table-cell office:value-type="float" office:value="155">
                <text:p>160</text:p>
              </table:table-cell>
              <table:table-cell office:value-type="float" office:value="156">
                <text:p>160</text:p>
              </table:table-cell>
              <table:table-cell office:value-type="float" office:value="157">
                <text:p>160</text:p>
              </table:table-cell>
              <table:table-cell office:value-type="float" office:value="158">
                <text:p>160</text:p>
              </table:table-cell>
              <table:table-cell office:value-type="float" office:value="159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0</text:p>
              </table:table-cell>
              <table:table-cell office:value-type="float" office:value="162">
                <text:p>160</text:p>
              </table:table-cell>
              <table:table-cell office:value-type="float" office:value="163">
                <text:p>160</text:p>
              </table:table-cell>
              <table:table-cell office:value-type="float" office:value="164">
                <text:p>160</text:p>
              </table:table-cell>
              <table:table-cell office:value-type="float" office:value="165">
                <text:p>170</text:p>
              </table:table-cell>
              <table:table-cell office:value-type="float" office:value="166">
                <text:p>170</text:p>
              </table:table-cell>
            </table:table-row>
          </table:table-header-rows>
          <table:table-rows>
            <table:table-row>
              <table:table-cell office:value-type="string">
                <text:p>3EYC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F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282103859">
                <text:p>0.049282103859</text:p>
              </table:table-cell>
              <table:table-cell office:value-type="float" office:value="-0.00522424799987">
                <text:p>-0.00522424799987</text:p>
              </table:table-cell>
              <table:table-cell office:value-type="float" office:value="-0.502572074009">
                <text:p>-0.502572074009</text:p>
              </table:table-cell>
              <table:table-cell office:value-type="float" office:value="NaN">
                <text:p>NaN</text:p>
              </table:table-cell>
              <table:table-cell office:value-type="float" office:value="1.49521841121">
                <text:p>1.49521841121</text:p>
              </table:table-cell>
              <table:table-cell office:value-type="float" office:value="12.3347624851">
                <text:p>12.3347624851</text:p>
              </table:table-cell>
              <table:table-cell office:value-type="float" office:value="18.6746518977">
                <text:p>18.6746518977</text:p>
              </table:table-cell>
              <table:table-cell office:value-type="float" office:value="35.7388502403">
                <text:p>35.7388502403</text:p>
              </table:table-cell>
              <table:table-cell office:value-type="float" office:value="19.5011796578">
                <text:p>19.5011796578</text:p>
              </table:table-cell>
              <table:table-cell office:value-type="float" office:value="15.493804486">
                <text:p>15.493804486</text:p>
              </table:table-cell>
              <table:table-cell office:value-type="float" office:value="9.96856334334">
                <text:p>9.96856334334</text:p>
              </table:table-cell>
              <table:table-cell office:value-type="float" office:value="0.393915939224">
                <text:p>0.393915939224</text:p>
              </table:table-cell>
              <table:table-cell office:value-type="float" office:value="0.744385146955">
                <text:p>0.744385146955</text:p>
              </table:table-cell>
              <table:table-cell office:value-type="float" office:value="0.238642251189">
                <text:p>0.238642251189</text:p>
              </table:table-cell>
              <table:table-cell office:value-type="float" office:value="0.441925105281">
                <text:p>0.441925105281</text:p>
              </table:table-cell>
              <table:table-cell office:value-type="float" office:value="1.24192082857">
                <text:p>1.24192082857</text:p>
              </table:table-cell>
              <table:table-cell office:value-type="float" office:value="0.205474823993">
                <text:p>0.205474823993</text:p>
              </table:table-cell>
              <table:table-cell office:value-type="float" office:value="0.217695722743">
                <text:p>0.217695722743</text:p>
              </table:table-cell>
              <table:table-cell office:value-type="float" office:value="-0.164283679428">
                <text:p>-0.164283679428</text:p>
              </table:table-cell>
              <table:table-cell office:value-type="float" office:value="0.109830509458">
                <text:p>0.109830509458</text:p>
              </table:table-cell>
              <table:table-cell office:value-type="float" office:value="15.3619307112">
                <text:p>15.3619307112</text:p>
              </table:table-cell>
              <table:table-cell office:value-type="float" office:value="0.762921149653">
                <text:p>0.762921149653</text:p>
              </table:table-cell>
              <table:table-cell office:value-type="float" office:value="0.693688660762">
                <text:p>0.693688660762</text:p>
              </table:table-cell>
              <table:table-cell office:value-type="float" office:value="25.9674313157">
                <text:p>25.9674313157</text:p>
              </table:table-cell>
              <table:table-cell office:value-type="float" office:value="20.6955678666">
                <text:p>20.6955678666</text:p>
              </table:table-cell>
              <table:table-cell office:value-type="float" office:value="2.99153328242">
                <text:p>2.99153328242</text:p>
              </table:table-cell>
              <table:table-cell office:value-type="float" office:value="1.12402619329">
                <text:p>1.12402619329</text:p>
              </table:table-cell>
              <table:table-cell office:value-type="float" office:value="0.117451377681">
                <text:p>0.117451377681</text:p>
              </table:table-cell>
              <table:table-cell office:value-type="float" office:value="0.799976885373">
                <text:p>0.799976885373</text:p>
              </table:table-cell>
              <table:table-cell office:value-type="float" office:value="0.485737556234">
                <text:p>0.485737556234</text:p>
              </table:table-cell>
              <table:table-cell office:value-type="float" office:value="7.33151262181">
                <text:p>7.33151262181</text:p>
              </table:table-cell>
              <table:table-cell office:value-type="float" office:value="7.49781292537">
                <text:p>7.49781292537</text:p>
              </table:table-cell>
              <table:table-cell office:value-type="float" office:value="-0.176601251064">
                <text:p>-0.176601251064</text:p>
              </table:table-cell>
              <table:table-cell office:value-type="float" office:value="-0.445691987805">
                <text:p>-0.445691987805</text:p>
              </table:table-cell>
              <table:table-cell office:value-type="float" office:value="-0.464515775539">
                <text:p>-0.464515775539</text:p>
              </table:table-cell>
              <table:table-cell office:value-type="float" office:value="7.58640088722">
                <text:p>7.58640088722</text:p>
              </table:table-cell>
              <table:table-cell office:value-type="float" office:value="18.5437822991">
                <text:p>18.5437822991</text:p>
              </table:table-cell>
              <table:table-cell office:value-type="float" office:value="0.995008525911">
                <text:p>0.995008525911</text:p>
              </table:table-cell>
              <table:table-cell office:value-type="float" office:value="0.760739826423">
                <text:p>0.760739826423</text:p>
              </table:table-cell>
              <table:table-cell office:value-type="float" office:value="1.0659531145">
                <text:p>1.0659531145</text:p>
              </table:table-cell>
              <table:table-cell office:value-type="float" office:value="16.1650595492">
                <text:p>16.1650595492</text:p>
              </table:table-cell>
              <table:table-cell office:value-type="float" office:value="16.5596768195">
                <text:p>16.5596768195</text:p>
              </table:table-cell>
              <table:table-cell office:value-type="float" office:value="1.64842823196">
                <text:p>1.64842823196</text:p>
              </table:table-cell>
              <table:table-cell office:value-type="float" office:value="0.497817911599">
                <text:p>0.497817911599</text:p>
              </table:table-cell>
              <table:table-cell office:value-type="float" office:value="0.34862153662">
                <text:p>0.34862153662</text:p>
              </table:table-cell>
              <table:table-cell office:value-type="float" office:value="0.0304217290894">
                <text:p>0.0304217290894</text:p>
              </table:table-cell>
              <table:table-cell office:value-type="float" office:value="-0.476608560872">
                <text:p>-0.476608560872</text:p>
              </table:table-cell>
              <table:table-cell office:value-type="float" office:value="0.12463256915">
                <text:p>0.12463256915</text:p>
              </table:table-cell>
              <table:table-cell office:value-type="float" office:value="0.313819269219">
                <text:p>0.313819269219</text:p>
              </table:table-cell>
              <table:table-cell office:value-type="float" office:value="0.368331395394">
                <text:p>0.368331395394</text:p>
              </table:table-cell>
              <table:table-cell office:value-type="float" office:value="-0.215893126291">
                <text:p>-0.215893126291</text:p>
              </table:table-cell>
              <table:table-cell office:value-type="float" office:value="0.363115286977">
                <text:p>0.363115286977</text:p>
              </table:table-cell>
              <table:table-cell office:value-type="float" office:value="0.255611209113">
                <text:p>0.255611209113</text:p>
              </table:table-cell>
              <table:table-cell office:value-type="float" office:value="0.346317817656">
                <text:p>0.346317817656</text:p>
              </table:table-cell>
              <table:table-cell office:value-type="float" office:value="0.0469117829232">
                <text:p>0.0469117829232</text:p>
              </table:table-cell>
              <table:table-cell office:value-type="float" office:value="12.1924031699">
                <text:p>12.1924031699</text:p>
              </table:table-cell>
              <table:table-cell office:value-type="float" office:value="0.645874528924">
                <text:p>0.645874528924</text:p>
              </table:table-cell>
              <table:table-cell office:value-type="float" office:value="0.0240744182867">
                <text:p>0.0240744182867</text:p>
              </table:table-cell>
              <table:table-cell office:value-type="float" office:value="0.187443449732">
                <text:p>0.187443449732</text:p>
              </table:table-cell>
              <table:table-cell office:value-type="float" office:value="0.0438224479255">
                <text:p>0.0438224479255</text:p>
              </table:table-cell>
              <table:table-cell office:value-type="float" office:value="0.336772701559">
                <text:p>0.336772701559</text:p>
              </table:table-cell>
              <table:table-cell office:value-type="float" office:value="-0.291053985525">
                <text:p>-0.291053985525</text:p>
              </table:table-cell>
              <table:table-cell office:value-type="float" office:value="-0.199532138436">
                <text:p>-0.199532138436</text:p>
              </table:table-cell>
              <table:table-cell office:value-type="float" office:value="14.0847248888">
                <text:p>14.0847248888</text:p>
              </table:table-cell>
              <table:table-cell office:value-type="float" office:value="11.9242836018">
                <text:p>11.9242836018</text:p>
              </table:table-cell>
              <table:table-cell office:value-type="float" office:value="0.985080388266">
                <text:p>0.985080388266</text:p>
              </table:table-cell>
              <table:table-cell office:value-type="float" office:value="0.25191283124">
                <text:p>0.25191283124</text:p>
              </table:table-cell>
              <table:table-cell office:value-type="float" office:value="0.29698317638">
                <text:p>0.29698317638</text:p>
              </table:table-cell>
              <table:table-cell office:value-type="float" office:value="-0.080414396825">
                <text:p>-0.080414396825</text:p>
              </table:table-cell>
              <table:table-cell office:value-type="float" office:value="-0.410386533415">
                <text:p>-0.410386533415</text:p>
              </table:table-cell>
              <table:table-cell office:value-type="float" office:value="-0.331663444239">
                <text:p>-0.331663444239</text:p>
              </table:table-cell>
              <table:table-cell office:value-type="float" office:value="0.491478337782">
                <text:p>0.491478337782</text:p>
              </table:table-cell>
              <table:table-cell office:value-type="float" office:value="14.096458547">
                <text:p>14.096458547</text:p>
              </table:table-cell>
              <table:table-cell office:value-type="float" office:value="30.0716247126">
                <text:p>30.0716247126</text:p>
              </table:table-cell>
              <table:table-cell office:value-type="float" office:value="14.9580284131">
                <text:p>14.9580284131</text:p>
              </table:table-cell>
              <table:table-cell office:value-type="float" office:value="11.2170062811">
                <text:p>11.2170062811</text:p>
              </table:table-cell>
              <table:table-cell office:value-type="float" office:value="-0.072910520424">
                <text:p>-0.072910520424</text:p>
              </table:table-cell>
              <table:table-cell office:value-type="float" office:value="-0.293072274301">
                <text:p>-0.293072274301</text:p>
              </table:table-cell>
              <table:table-cell office:value-type="float" office:value="0.882426798475">
                <text:p>0.882426798475</text:p>
              </table:table-cell>
              <table:table-cell office:value-type="float" office:value="0.346327765708">
                <text:p>0.346327765708</text:p>
              </table:table-cell>
              <table:table-cell office:value-type="float" office:value="25.5798430712">
                <text:p>25.5798430712</text:p>
              </table:table-cell>
              <table:table-cell office:value-type="float" office:value="-0.162623784674">
                <text:p>-0.162623784674</text:p>
              </table:table-cell>
              <table:table-cell office:value-type="float" office:value="0.0324752529091">
                <text:p>0.0324752529091</text:p>
              </table:table-cell>
              <table:table-cell office:value-type="float" office:value="14.0514259505">
                <text:p>14.0514259505</text:p>
              </table:table-cell>
              <table:table-cell office:value-type="float" office:value="0.718854027467">
                <text:p>0.718854027467</text:p>
              </table:table-cell>
              <table:table-cell office:value-type="float" office:value="1.08921387784">
                <text:p>1.08921387784</text:p>
              </table:table-cell>
              <table:table-cell office:value-type="float" office:value="15.9877404044">
                <text:p>15.9877404044</text:p>
              </table:table-cell>
              <table:table-cell office:value-type="float" office:value="35.1978296697">
                <text:p>35.1978296697</text:p>
              </table:table-cell>
              <table:table-cell office:value-type="float" office:value="15.8229644496">
                <text:p>15.8229644496</text:p>
              </table:table-cell>
              <table:table-cell office:value-type="float" office:value="1.03278795112">
                <text:p>1.03278795112</text:p>
              </table:table-cell>
              <table:table-cell office:value-type="float" office:value="-0.452462450391">
                <text:p>-0.452462450391</text:p>
              </table:table-cell>
              <table:table-cell office:value-type="float" office:value="0.0514959969953">
                <text:p>0.0514959969953</text:p>
              </table:table-cell>
              <table:table-cell office:value-type="float" office:value="0.393091579732">
                <text:p>0.393091579732</text:p>
              </table:table-cell>
              <table:table-cell office:value-type="float" office:value="0.0729710813221">
                <text:p>0.0729710813221</text:p>
              </table:table-cell>
              <table:table-cell office:value-type="float" office:value="-0.160943529759">
                <text:p>-0.160943529759</text:p>
              </table:table-cell>
              <table:table-cell office:value-type="float" office:value="0.103054729921">
                <text:p>0.103054729921</text:p>
              </table:table-cell>
              <table:table-cell office:value-type="float" office:value="0.350321458999">
                <text:p>0.350321458999</text:p>
              </table:table-cell>
              <table:table-cell office:value-type="float" office:value="0.787232583694">
                <text:p>0.787232583694</text:p>
              </table:table-cell>
              <table:table-cell office:value-type="float" office:value="10.229482835">
                <text:p>10.229482835</text:p>
              </table:table-cell>
              <table:table-cell office:value-type="float" office:value="0.297801916475">
                <text:p>0.297801916475</text:p>
              </table:table-cell>
              <table:table-cell office:value-type="float" office:value="18.6270352694">
                <text:p>18.6270352694</text:p>
              </table:table-cell>
              <table:table-cell office:value-type="float" office:value="0.550482477114">
                <text:p>0.550482477114</text:p>
              </table:table-cell>
              <table:table-cell office:value-type="float" office:value="11.2590456805">
                <text:p>11.2590456805</text:p>
              </table:table-cell>
              <table:table-cell office:value-type="float" office:value="0.678876944003">
                <text:p>0.678876944003</text:p>
              </table:table-cell>
              <table:table-cell office:value-type="float" office:value="0.644271994161">
                <text:p>0.644271994161</text:p>
              </table:table-cell>
              <table:table-cell office:value-type="float" office:value="0.23238691175">
                <text:p>0.23238691175</text:p>
              </table:table-cell>
              <table:table-cell office:value-type="float" office:value="23.3189605575">
                <text:p>23.3189605575</text:p>
              </table:table-cell>
              <table:table-cell office:value-type="float" office:value="22.9902365784">
                <text:p>22.9902365784</text:p>
              </table:table-cell>
              <table:table-cell office:value-type="float" office:value="11.6120235147">
                <text:p>11.6120235147</text:p>
              </table:table-cell>
              <table:table-cell office:value-type="float" office:value="0.174014066725">
                <text:p>0.174014066725</text:p>
              </table:table-cell>
              <table:table-cell office:value-type="float" office:value="24.2914153472">
                <text:p>24.2914153472</text:p>
              </table:table-cell>
              <table:table-cell office:value-type="float" office:value="-0.215151266728">
                <text:p>-0.215151266728</text:p>
              </table:table-cell>
              <table:table-cell office:value-type="float" office:value="12.6908005718">
                <text:p>12.6908005718</text:p>
              </table:table-cell>
              <table:table-cell office:value-type="float" office:value="24.1491233826">
                <text:p>24.1491233826</text:p>
              </table:table-cell>
              <table:table-cell office:value-type="float" office:value="0.211432776459">
                <text:p>0.211432776459</text:p>
              </table:table-cell>
              <table:table-cell office:value-type="float" office:value="-0.440808331806">
                <text:p>-0.440808331806</text:p>
              </table:table-cell>
              <table:table-cell office:value-type="float" office:value="0.258015367505">
                <text:p>0.258015367505</text:p>
              </table:table-cell>
              <table:table-cell office:value-type="float" office:value="0.868219642622">
                <text:p>0.868219642622</text:p>
              </table:table-cell>
              <table:table-cell office:value-type="float" office:value="0.113013058125">
                <text:p>0.113013058125</text:p>
              </table:table-cell>
              <table:table-cell office:value-type="float" office:value="-0.368955826809">
                <text:p>-0.368955826809</text:p>
              </table:table-cell>
              <table:table-cell office:value-type="float" office:value="0.0297287236056">
                <text:p>0.0297287236056</text:p>
              </table:table-cell>
              <table:table-cell office:value-type="float" office:value="8.27570609175">
                <text:p>8.27570609175</text:p>
              </table:table-cell>
              <table:table-cell office:value-type="float" office:value="-0.408313180495">
                <text:p>-0.408313180495</text:p>
              </table:table-cell>
              <table:table-cell office:value-type="float" office:value="-0.46967724581">
                <text:p>-0.46967724581</text:p>
              </table:table-cell>
              <table:table-cell office:value-type="float" office:value="18.4140981597">
                <text:p>18.4140981597</text:p>
              </table:table-cell>
              <table:table-cell office:value-type="float" office:value="0.00213017432455">
                <text:p>0.00213017432455</text:p>
              </table:table-cell>
              <table:table-cell office:value-type="float" office:value="26.9871182775">
                <text:p>26.9871182775</text:p>
              </table:table-cell>
              <table:table-cell office:value-type="float" office:value="0.648952868379">
                <text:p>0.648952868379</text:p>
              </table:table-cell>
              <table:table-cell office:value-type="float" office:value="0.30473203874">
                <text:p>0.30473203874</text:p>
              </table:table-cell>
              <table:table-cell office:value-type="float" office:value="1.08720925668">
                <text:p>1.08720925668</text:p>
              </table:table-cell>
              <table:table-cell office:value-type="float" office:value="0.83222124573">
                <text:p>0.83222124573</text:p>
              </table:table-cell>
              <table:table-cell office:value-type="float" office:value="8.55979679903">
                <text:p>8.55979679903</text:p>
              </table:table-cell>
              <table:table-cell office:value-type="float" office:value="15.0014806048">
                <text:p>15.0014806048</text:p>
              </table:table-cell>
              <table:table-cell office:value-type="float" office:value="8.16170888624">
                <text:p>8.16170888624</text:p>
              </table:table-cell>
              <table:table-cell office:value-type="float" office:value="24.5905525631">
                <text:p>24.5905525631</text:p>
              </table:table-cell>
              <table:table-cell office:value-type="float" office:value="9.87642510193">
                <text:p>9.87642510193</text:p>
              </table:table-cell>
              <table:table-cell office:value-type="float" office:value="10.0392377362">
                <text:p>10.0392377362</text:p>
              </table:table-cell>
              <table:table-cell office:value-type="float" office:value="5.81081431952">
                <text:p>5.81081431952</text:p>
              </table:table-cell>
              <table:table-cell office:value-type="float" office:value="5.38515532038">
                <text:p>5.38515532038</text:p>
              </table:table-cell>
              <table:table-cell office:value-type="float" office:value="2.75066452011">
                <text:p>2.75066452011</text:p>
              </table:table-cell>
              <table:table-cell office:value-type="float" office:value="0.701502978255">
                <text:p>0.701502978255</text:p>
              </table:table-cell>
              <table:table-cell office:value-type="float" office:value="0.478188148161">
                <text:p>0.478188148161</text:p>
              </table:table-cell>
              <table:table-cell office:value-type="float" office:value="-0.0926898343523">
                <text:p>-0.092689834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XKI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F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8605357222">
                <text:p>-0.148605357222</text:p>
              </table:table-cell>
              <table:table-cell office:value-type="float" office:value="10.3115928265">
                <text:p>10.3115928265</text:p>
              </table:table-cell>
              <table:table-cell office:value-type="float" office:value="0.0937410018495">
                <text:p>0.0937410018495</text:p>
              </table:table-cell>
              <table:table-cell office:value-type="float" office:value="-0.0317815820149">
                <text:p>-0.0317815820149</text:p>
              </table:table-cell>
              <table:table-cell office:value-type="float" office:value="0.0612979321101">
                <text:p>0.0612979321101</text:p>
              </table:table-cell>
              <table:table-cell office:value-type="float" office:value="42.0750947625">
                <text:p>42.0750947625</text:p>
              </table:table-cell>
              <table:table-cell office:value-type="float" office:value="21.6311002175">
                <text:p>21.6311002175</text:p>
              </table:table-cell>
              <table:table-cell office:value-type="float" office:value="1.49638428921">
                <text:p>1.49638428921</text:p>
              </table:table-cell>
              <table:table-cell office:value-type="float" office:value="25.2050714204">
                <text:p>25.2050714204</text:p>
              </table:table-cell>
              <table:table-cell office:value-type="float" office:value="10.4509723264">
                <text:p>10.4509723264</text:p>
              </table:table-cell>
              <table:table-cell office:value-type="float" office:value="2.19836765832">
                <text:p>2.19836765832</text:p>
              </table:table-cell>
              <table:table-cell office:value-type="float" office:value="9.76018678939">
                <text:p>9.76018678939</text:p>
              </table:table-cell>
              <table:table-cell office:value-type="float" office:value="0.762783617375">
                <text:p>0.762783617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46305983375">
                <text:p>-0.446305983375</text:p>
              </table:table-cell>
              <table:table-cell office:value-type="float" office:value="-0.0831397904269">
                <text:p>-0.0831397904269</text:p>
              </table:table-cell>
              <table:table-cell office:value-type="float" office:value="0.198087235091">
                <text:p>0.198087235091</text:p>
              </table:table-cell>
              <table:table-cell office:value-type="float" office:value="0.688394541468">
                <text:p>0.688394541468</text:p>
              </table:table-cell>
              <table:table-cell office:value-type="float" office:value="14.7944751593">
                <text:p>14.7944751593</text:p>
              </table:table-cell>
              <table:table-cell office:value-type="float" office:value="8.47886893547">
                <text:p>8.47886893547</text:p>
              </table:table-cell>
              <table:table-cell office:value-type="float" office:value="8.26653845202">
                <text:p>8.26653845202</text:p>
              </table:table-cell>
              <table:table-cell office:value-type="float" office:value="14.4324204102">
                <text:p>14.4324204102</text:p>
              </table:table-cell>
              <table:table-cell office:value-type="float" office:value="0.389648768508">
                <text:p>0.389648768508</text:p>
              </table:table-cell>
              <table:table-cell office:value-type="float" office:value="24.9857443547">
                <text:p>24.9857443547</text:p>
              </table:table-cell>
              <table:table-cell office:value-type="float" office:value="0.150713373345">
                <text:p>0.150713373345</text:p>
              </table:table-cell>
              <table:table-cell office:value-type="float" office:value="3.46271834714">
                <text:p>3.46271834714</text:p>
              </table:table-cell>
              <table:table-cell office:value-type="float" office:value="3.45338468604">
                <text:p>3.45338468604</text:p>
              </table:table-cell>
              <table:table-cell office:value-type="float" office:value="-0.272633273573">
                <text:p>-0.272633273573</text:p>
              </table:table-cell>
              <table:table-cell office:value-type="float" office:value="-0.329689311484">
                <text:p>-0.329689311484</text:p>
              </table:table-cell>
              <table:table-cell office:value-type="float" office:value="-0.493197594389">
                <text:p>-0.493197594389</text:p>
              </table:table-cell>
              <table:table-cell office:value-type="float" office:value="15.9965207877">
                <text:p>15.9965207877</text:p>
              </table:table-cell>
              <table:table-cell office:value-type="float" office:value="14.43695981">
                <text:p>14.43695981</text:p>
              </table:table-cell>
              <table:table-cell office:value-type="float" office:value="0.816341387992">
                <text:p>0.816341387992</text:p>
              </table:table-cell>
              <table:table-cell office:value-type="float" office:value="0.610639410259">
                <text:p>0.610639410259</text:p>
              </table:table-cell>
              <table:table-cell office:value-type="float" office:value="14.7934070564">
                <text:p>14.7934070564</text:p>
              </table:table-cell>
              <table:table-cell office:value-type="float" office:value="15.1454056477">
                <text:p>15.1454056477</text:p>
              </table:table-cell>
              <table:table-cell office:value-type="float" office:value="14.8408813234">
                <text:p>14.8408813234</text:p>
              </table:table-cell>
              <table:table-cell office:value-type="float" office:value="14.6972106198">
                <text:p>14.6972106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76991992588">
                <text:p>-0.376991992588</text:p>
              </table:table-cell>
              <table:table-cell office:value-type="float" office:value="-0.0239632944011">
                <text:p>-0.0239632944011</text:p>
              </table:table-cell>
              <table:table-cell office:value-type="float" office:value="-0.00369964808925">
                <text:p>-0.00369964808925</text:p>
              </table:table-cell>
              <table:table-cell office:value-type="float" office:value="-0.0396527029771">
                <text:p>-0.0396527029771</text:p>
              </table:table-cell>
              <table:table-cell office:value-type="float" office:value="0.838051953668">
                <text:p>0.838051953668</text:p>
              </table:table-cell>
              <table:table-cell office:value-type="float" office:value="14.0249416748">
                <text:p>14.0249416748</text:p>
              </table:table-cell>
              <table:table-cell office:value-type="float" office:value="14.0966018291">
                <text:p>14.0966018291</text:p>
              </table:table-cell>
              <table:table-cell office:value-type="float" office:value="13.9177119664">
                <text:p>13.9177119664</text:p>
              </table:table-cell>
              <table:table-cell office:value-type="float" office:value="0.11796756964">
                <text:p>0.11796756964</text:p>
              </table:table-cell>
              <table:table-cell office:value-type="float" office:value="12.034989874">
                <text:p>12.034989874</text:p>
              </table:table-cell>
              <table:table-cell office:value-type="float" office:value="12.916712242">
                <text:p>12.916712242</text:p>
              </table:table-cell>
              <table:table-cell office:value-type="float" office:value="12.4735441826">
                <text:p>12.4735441826</text:p>
              </table:table-cell>
              <table:table-cell office:value-type="float" office:value="19.7800309415">
                <text:p>19.7800309415</text:p>
              </table:table-cell>
              <table:table-cell office:value-type="float" office:value="19.2292564449">
                <text:p>19.2292564449</text:p>
              </table:table-cell>
              <table:table-cell office:value-type="float" office:value="0.00149594281643">
                <text:p>0.00149594281643</text:p>
              </table:table-cell>
              <table:table-cell office:value-type="float" office:value="9.38020884143">
                <text:p>9.38020884143</text:p>
              </table:table-cell>
              <table:table-cell office:value-type="float" office:value="0.00586076369448">
                <text:p>0.00586076369448</text:p>
              </table:table-cell>
              <table:table-cell office:value-type="float" office:value="-0.182228882986">
                <text:p>-0.182228882986</text:p>
              </table:table-cell>
              <table:table-cell office:value-type="float" office:value="29.9679338408">
                <text:p>29.9679338408</text:p>
              </table:table-cell>
              <table:table-cell office:value-type="float" office:value="10.3505607718">
                <text:p>10.3505607718</text:p>
              </table:table-cell>
              <table:table-cell office:value-type="float" office:value="1.49404243747">
                <text:p>1.49404243747</text:p>
              </table:table-cell>
              <table:table-cell office:value-type="float" office:value="0.296718292562">
                <text:p>0.296718292562</text:p>
              </table:table-cell>
              <table:table-cell office:value-type="float" office:value="0.0751286856331">
                <text:p>0.0751286856331</text:p>
              </table:table-cell>
              <table:table-cell office:value-type="float" office:value="-0.220835264089">
                <text:p>-0.220835264089</text:p>
              </table:table-cell>
              <table:table-cell office:value-type="float" office:value="-0.294006253705">
                <text:p>-0.294006253705</text:p>
              </table:table-cell>
              <table:table-cell office:value-type="float" office:value="-0.335644179123">
                <text:p>-0.335644179123</text:p>
              </table:table-cell>
              <table:table-cell office:value-type="float" office:value="0.570221540465">
                <text:p>0.570221540465</text:p>
              </table:table-cell>
              <table:table-cell office:value-type="float" office:value="11.1551941502">
                <text:p>11.1551941502</text:p>
              </table:table-cell>
              <table:table-cell office:value-type="float" office:value="11.3005618698">
                <text:p>11.3005618698</text:p>
              </table:table-cell>
              <table:table-cell office:value-type="float" office:value="10.7193452128">
                <text:p>10.7193452128</text:p>
              </table:table-cell>
              <table:table-cell office:value-type="float" office:value="10.7916955853">
                <text:p>10.7916955853</text:p>
              </table:table-cell>
              <table:table-cell office:value-type="float" office:value="0.100711573628">
                <text:p>0.100711573628</text:p>
              </table:table-cell>
              <table:table-cell office:value-type="float" office:value="-0.135769059381">
                <text:p>-0.135769059381</text:p>
              </table:table-cell>
              <table:table-cell office:value-type="float" office:value="10.6591081205">
                <text:p>10.6591081205</text:p>
              </table:table-cell>
              <table:table-cell office:value-type="float" office:value="9.89872666343">
                <text:p>9.89872666343</text:p>
              </table:table-cell>
              <table:table-cell office:value-type="float" office:value="10.1866096036">
                <text:p>10.1866096036</text:p>
              </table:table-cell>
              <table:table-cell office:value-type="float" office:value="-0.181210337016">
                <text:p>-0.181210337016</text:p>
              </table:table-cell>
              <table:table-cell office:value-type="float" office:value="0.429382915203">
                <text:p>0.429382915203</text:p>
              </table:table-cell>
              <table:table-cell office:value-type="float" office:value="18.2576406127">
                <text:p>18.2576406127</text:p>
              </table:table-cell>
              <table:table-cell office:value-type="float" office:value="19.7917414212">
                <text:p>19.7917414212</text:p>
              </table:table-cell>
              <table:table-cell office:value-type="float" office:value="0.202891379186">
                <text:p>0.202891379186</text:p>
              </table:table-cell>
              <table:table-cell office:value-type="float" office:value="24.7661490618">
                <text:p>24.7661490618</text:p>
              </table:table-cell>
              <table:table-cell office:value-type="float" office:value="3.24897855233">
                <text:p>3.24897855233</text:p>
              </table:table-cell>
              <table:table-cell office:value-type="float" office:value="0.379568655667">
                <text:p>0.379568655667</text:p>
              </table:table-cell>
              <table:table-cell office:value-type="float" office:value="0.48009493703">
                <text:p>0.48009493703</text:p>
              </table:table-cell>
              <table:table-cell office:value-type="float" office:value="-0.407693370969">
                <text:p>-0.407693370969</text:p>
              </table:table-cell>
              <table:table-cell office:value-type="float" office:value="-0.441054580513">
                <text:p>-0.441054580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11189366495">
                <text:p>-0.511189366495</text:p>
              </table:table-cell>
              <table:table-cell office:value-type="float" office:value="0.00418024762448">
                <text:p>0.00418024762448</text:p>
              </table:table-cell>
              <table:table-cell office:value-type="float" office:value="-0.410701448079">
                <text:p>-0.410701448079</text:p>
              </table:table-cell>
              <table:table-cell office:value-type="float" office:value="0.00265645920211">
                <text:p>0.00265645920211</text:p>
              </table:table-cell>
              <table:table-cell office:value-type="float" office:value="1.25008640889">
                <text:p>1.25008640889</text:p>
              </table:table-cell>
              <table:table-cell office:value-type="float" office:value="0.675652380873">
                <text:p>0.675652380873</text:p>
              </table:table-cell>
              <table:table-cell office:value-type="float" office:value="9.09719326417">
                <text:p>9.09719326417</text:p>
              </table:table-cell>
              <table:table-cell office:value-type="float" office:value="0.226733412904">
                <text:p>0.226733412904</text:p>
              </table:table-cell>
              <table:table-cell office:value-type="float" office:value="0.511579282835">
                <text:p>0.511579282835</text:p>
              </table:table-cell>
              <table:table-cell office:value-type="float" office:value="28.2009472838">
                <text:p>28.2009472838</text:p>
              </table:table-cell>
              <table:table-cell office:value-type="float" office:value="8.99484753971">
                <text:p>8.99484753971</text:p>
              </table:table-cell>
              <table:table-cell office:value-type="float" office:value="0.19921531531">
                <text:p>0.19921531531</text:p>
              </table:table-cell>
              <table:table-cell office:value-type="float" office:value="24.5953061659">
                <text:p>24.5953061659</text:p>
              </table:table-cell>
              <table:table-cell office:value-type="float" office:value="24.0918393774">
                <text:p>24.0918393774</text:p>
              </table:table-cell>
              <table:table-cell office:value-type="float" office:value="12.1085267527">
                <text:p>12.1085267527</text:p>
              </table:table-cell>
              <table:table-cell office:value-type="float" office:value="0.318280791659">
                <text:p>0.318280791659</text:p>
              </table:table-cell>
              <table:table-cell office:value-type="float" office:value="0.385648418461">
                <text:p>0.385648418461</text:p>
              </table:table-cell>
              <table:table-cell office:value-type="float" office:value="0.170036802349">
                <text:p>0.170036802349</text:p>
              </table:table-cell>
              <table:table-cell office:value-type="float" office:value="0.169721856824">
                <text:p>0.169721856824</text:p>
              </table:table-cell>
              <table:table-cell office:value-type="float" office:value="0.29347282542">
                <text:p>0.29347282542</text:p>
              </table:table-cell>
              <table:table-cell office:value-type="float" office:value="0.25103117764">
                <text:p>0.25103117764</text:p>
              </table:table-cell>
              <table:table-cell office:value-type="float" office:value="0.006217092757">
                <text:p>0.006217092757</text:p>
              </table:table-cell>
              <table:table-cell office:value-type="float" office:value="10.0832781351">
                <text:p>10.0832781351</text:p>
              </table:table-cell>
              <table:table-cell office:value-type="float" office:value="0.502595641486">
                <text:p>0.502595641486</text:p>
              </table:table-cell>
              <table:table-cell office:value-type="float" office:value="-0.155897404919">
                <text:p>-0.155897404919</text:p>
              </table:table-cell>
              <table:table-cell office:value-type="float" office:value="-0.131083536825">
                <text:p>-0.131083536825</text:p>
              </table:table-cell>
              <table:table-cell office:value-type="float" office:value="0.135169061195">
                <text:p>0.135169061195</text:p>
              </table:table-cell>
              <table:table-cell office:value-type="float" office:value="8.23992018103">
                <text:p>8.23992018103</text:p>
              </table:table-cell>
              <table:table-cell office:value-type="float" office:value="-0.471171729602">
                <text:p>-0.471171729602</text:p>
              </table:table-cell>
              <table:table-cell office:value-type="float" office:value="-0.552828830131">
                <text:p>-0.552828830131</text:p>
              </table:table-cell>
              <table:table-cell office:value-type="float" office:value="1.12562104715">
                <text:p>1.12562104715</text:p>
              </table:table-cell>
              <table:table-cell office:value-type="float" office:value="-0.180101137731">
                <text:p>-0.180101137731</text:p>
              </table:table-cell>
              <table:table-cell office:value-type="float" office:value="10.2926775669">
                <text:p>10.2926775669</text:p>
              </table:table-cell>
              <table:table-cell office:value-type="float" office:value="0.267612835695">
                <text:p>0.267612835695</text:p>
              </table:table-cell>
              <table:table-cell office:value-type="float" office:value="0.446342523508">
                <text:p>0.446342523508</text:p>
              </table:table-cell>
              <table:table-cell office:value-type="float" office:value="0.914113379629">
                <text:p>0.914113379629</text:p>
              </table:table-cell>
              <table:table-cell office:value-type="float" office:value="0.707224962087">
                <text:p>0.707224962087</text:p>
              </table:table-cell>
              <table:table-cell office:value-type="float" office:value="9.77345664523">
                <text:p>9.77345664523</text:p>
              </table:table-cell>
              <table:table-cell office:value-type="float" office:value="9.9455414828">
                <text:p>9.9455414828</text:p>
              </table:table-cell>
              <table:table-cell office:value-type="float" office:value="9.95952114473">
                <text:p>9.95952114473</text:p>
              </table:table-cell>
              <table:table-cell office:value-type="float" office:value="0.916518422654">
                <text:p>0.916518422654</text:p>
              </table:table-cell>
              <table:table-cell office:value-type="float" office:value="0.129195184015">
                <text:p>0.129195184015</text:p>
              </table:table-cell>
              <table:table-cell office:value-type="float" office:value="0.373241215782">
                <text:p>0.373241215782</text:p>
              </table:table-cell>
              <table:table-cell office:value-type="float" office:value="8.16897577509">
                <text:p>8.16897577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m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F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8605357222">
                <text:p>-0.148605357222</text:p>
              </table:table-cell>
              <table:table-cell office:value-type="float" office:value="10.360874930359">
                <text:p>10.360874930359</text:p>
              </table:table-cell>
              <table:table-cell office:value-type="float" office:value="0.08851675384963">
                <text:p>0.08851675384963</text:p>
              </table:table-cell>
              <table:table-cell office:value-type="float" office:value="-0.5343536560239">
                <text:p>-0.5343536560239</text:p>
              </table:table-cell>
              <table:table-cell office:value-type="float" office:value="0.0612979321101">
                <text:p>0.0612979321101</text:p>
              </table:table-cell>
              <table:table-cell office:value-type="float" office:value="43.57031317371">
                <text:p>43.57031317371</text:p>
              </table:table-cell>
              <table:table-cell office:value-type="float" office:value="33.9658627026">
                <text:p>33.9658627026</text:p>
              </table:table-cell>
              <table:table-cell office:value-type="float" office:value="20.17103618691">
                <text:p>20.17103618691</text:p>
              </table:table-cell>
              <table:table-cell office:value-type="float" office:value="60.9439216607">
                <text:p>60.9439216607</text:p>
              </table:table-cell>
              <table:table-cell office:value-type="float" office:value="29.9521519842">
                <text:p>29.9521519842</text:p>
              </table:table-cell>
              <table:table-cell office:value-type="float" office:value="17.69217214432">
                <text:p>17.69217214432</text:p>
              </table:table-cell>
              <table:table-cell office:value-type="float" office:value="19.72875013273">
                <text:p>19.72875013273</text:p>
              </table:table-cell>
              <table:table-cell office:value-type="float" office:value="1.156699556599">
                <text:p>1.156699556599</text:p>
              </table:table-cell>
              <table:table-cell office:value-type="float" office:value="0.744385146955">
                <text:p>0.744385146955</text:p>
              </table:table-cell>
              <table:table-cell office:value-type="float" office:value="0.238642251189">
                <text:p>0.238642251189</text:p>
              </table:table-cell>
              <table:table-cell office:value-type="float" office:value="0.441925105281">
                <text:p>0.441925105281</text:p>
              </table:table-cell>
              <table:table-cell office:value-type="float" office:value="1.24192082857">
                <text:p>1.24192082857</text:p>
              </table:table-cell>
              <table:table-cell office:value-type="float" office:value="0.205474823993">
                <text:p>0.205474823993</text:p>
              </table:table-cell>
              <table:table-cell office:value-type="float" office:value="0.217695722743">
                <text:p>0.217695722743</text:p>
              </table:table-cell>
              <table:table-cell office:value-type="float" office:value="-0.164283679428">
                <text:p>-0.164283679428</text:p>
              </table:table-cell>
              <table:table-cell office:value-type="float" office:value="-0.336475473917">
                <text:p>-0.336475473917</text:p>
              </table:table-cell>
              <table:table-cell office:value-type="float" office:value="15.2787909207731">
                <text:p>15.2787909207731</text:p>
              </table:table-cell>
              <table:table-cell office:value-type="float" office:value="0.961008384744">
                <text:p>0.961008384744</text:p>
              </table:table-cell>
              <table:table-cell office:value-type="float" office:value="1.38208320223">
                <text:p>1.38208320223</text:p>
              </table:table-cell>
              <table:table-cell office:value-type="float" office:value="40.761906475">
                <text:p>40.761906475</text:p>
              </table:table-cell>
              <table:table-cell office:value-type="float" office:value="29.17443680207">
                <text:p>29.17443680207</text:p>
              </table:table-cell>
              <table:table-cell office:value-type="float" office:value="11.25807173444">
                <text:p>11.25807173444</text:p>
              </table:table-cell>
              <table:table-cell office:value-type="float" office:value="15.55644660349">
                <text:p>15.55644660349</text:p>
              </table:table-cell>
              <table:table-cell office:value-type="float" office:value="0.507100146189">
                <text:p>0.507100146189</text:p>
              </table:table-cell>
              <table:table-cell office:value-type="float" office:value="25.785721240073">
                <text:p>25.785721240073</text:p>
              </table:table-cell>
              <table:table-cell office:value-type="float" office:value="0.636450929579">
                <text:p>0.636450929579</text:p>
              </table:table-cell>
              <table:table-cell office:value-type="float" office:value="10.79423096895">
                <text:p>10.79423096895</text:p>
              </table:table-cell>
              <table:table-cell office:value-type="float" office:value="10.95119761141">
                <text:p>10.95119761141</text:p>
              </table:table-cell>
              <table:table-cell office:value-type="float" office:value="-0.449234524637">
                <text:p>-0.449234524637</text:p>
              </table:table-cell>
              <table:table-cell office:value-type="float" office:value="-0.775381299289">
                <text:p>-0.775381299289</text:p>
              </table:table-cell>
              <table:table-cell office:value-type="float" office:value="-0.957713369928">
                <text:p>-0.957713369928</text:p>
              </table:table-cell>
              <table:table-cell office:value-type="float" office:value="23.58292167492">
                <text:p>23.58292167492</text:p>
              </table:table-cell>
              <table:table-cell office:value-type="float" office:value="32.9807421091">
                <text:p>32.9807421091</text:p>
              </table:table-cell>
              <table:table-cell office:value-type="float" office:value="1.811349913903">
                <text:p>1.811349913903</text:p>
              </table:table-cell>
              <table:table-cell office:value-type="float" office:value="1.371379236682">
                <text:p>1.371379236682</text:p>
              </table:table-cell>
              <table:table-cell office:value-type="float" office:value="15.8593601709">
                <text:p>15.8593601709</text:p>
              </table:table-cell>
              <table:table-cell office:value-type="float" office:value="31.3104651969">
                <text:p>31.3104651969</text:p>
              </table:table-cell>
              <table:table-cell office:value-type="float" office:value="31.4005581429">
                <text:p>31.4005581429</text:p>
              </table:table-cell>
              <table:table-cell office:value-type="float" office:value="16.34563885176">
                <text:p>16.34563885176</text:p>
              </table:table-cell>
              <table:table-cell office:value-type="float" office:value="0.497817911599">
                <text:p>0.497817911599</text:p>
              </table:table-cell>
              <table:table-cell office:value-type="float" office:value="0.34862153662">
                <text:p>0.34862153662</text:p>
              </table:table-cell>
              <table:table-cell office:value-type="float" office:value="-0.3465702634986">
                <text:p>-0.3465702634986</text:p>
              </table:table-cell>
              <table:table-cell office:value-type="float" office:value="-0.5005718552731">
                <text:p>-0.5005718552731</text:p>
              </table:table-cell>
              <table:table-cell office:value-type="float" office:value="0.12093292106075">
                <text:p>0.12093292106075</text:p>
              </table:table-cell>
              <table:table-cell office:value-type="float" office:value="0.2741665662419">
                <text:p>0.2741665662419</text:p>
              </table:table-cell>
              <table:table-cell office:value-type="float" office:value="1.206383349062">
                <text:p>1.206383349062</text:p>
              </table:table-cell>
              <table:table-cell office:value-type="float" office:value="13.809048548509">
                <text:p>13.809048548509</text:p>
              </table:table-cell>
              <table:table-cell office:value-type="float" office:value="14.459717116077">
                <text:p>14.459717116077</text:p>
              </table:table-cell>
              <table:table-cell office:value-type="float" office:value="14.173323175513">
                <text:p>14.173323175513</text:p>
              </table:table-cell>
              <table:table-cell office:value-type="float" office:value="0.464285387296">
                <text:p>0.464285387296</text:p>
              </table:table-cell>
              <table:table-cell office:value-type="float" office:value="12.0819016569232">
                <text:p>12.0819016569232</text:p>
              </table:table-cell>
              <table:table-cell office:value-type="float" office:value="25.1091154119">
                <text:p>25.1091154119</text:p>
              </table:table-cell>
              <table:table-cell office:value-type="float" office:value="13.119418711524">
                <text:p>13.119418711524</text:p>
              </table:table-cell>
              <table:table-cell office:value-type="float" office:value="19.8041053597867">
                <text:p>19.8041053597867</text:p>
              </table:table-cell>
              <table:table-cell office:value-type="float" office:value="19.416699894632">
                <text:p>19.416699894632</text:p>
              </table:table-cell>
              <table:table-cell office:value-type="float" office:value="0.04531839074193">
                <text:p>0.04531839074193</text:p>
              </table:table-cell>
              <table:table-cell office:value-type="float" office:value="9.716981542989">
                <text:p>9.716981542989</text:p>
              </table:table-cell>
              <table:table-cell office:value-type="float" office:value="-0.28519322183052">
                <text:p>-0.28519322183052</text:p>
              </table:table-cell>
              <table:table-cell office:value-type="float" office:value="-0.381761021422">
                <text:p>-0.381761021422</text:p>
              </table:table-cell>
              <table:table-cell office:value-type="float" office:value="44.0526587296">
                <text:p>44.0526587296</text:p>
              </table:table-cell>
              <table:table-cell office:value-type="float" office:value="22.2748443736">
                <text:p>22.2748443736</text:p>
              </table:table-cell>
              <table:table-cell office:value-type="float" office:value="2.479122825736">
                <text:p>2.479122825736</text:p>
              </table:table-cell>
              <table:table-cell office:value-type="float" office:value="0.548631123802">
                <text:p>0.548631123802</text:p>
              </table:table-cell>
              <table:table-cell office:value-type="float" office:value="0.3721118620131">
                <text:p>0.3721118620131</text:p>
              </table:table-cell>
              <table:table-cell office:value-type="float" office:value="-0.301249660914">
                <text:p>-0.301249660914</text:p>
              </table:table-cell>
              <table:table-cell office:value-type="float" office:value="-0.70439278712">
                <text:p>-0.70439278712</text:p>
              </table:table-cell>
              <table:table-cell office:value-type="float" office:value="-0.667307623362">
                <text:p>-0.667307623362</text:p>
              </table:table-cell>
              <table:table-cell office:value-type="float" office:value="1.061699878247">
                <text:p>1.061699878247</text:p>
              </table:table-cell>
              <table:table-cell office:value-type="float" office:value="25.2516526972">
                <text:p>25.2516526972</text:p>
              </table:table-cell>
              <table:table-cell office:value-type="float" office:value="41.3721865824">
                <text:p>41.3721865824</text:p>
              </table:table-cell>
              <table:table-cell office:value-type="float" office:value="25.6773736259">
                <text:p>25.6773736259</text:p>
              </table:table-cell>
              <table:table-cell office:value-type="float" office:value="22.0087018664">
                <text:p>22.0087018664</text:p>
              </table:table-cell>
              <table:table-cell office:value-type="float" office:value="0.027801053204">
                <text:p>0.027801053204</text:p>
              </table:table-cell>
              <table:table-cell office:value-type="float" office:value="-0.428841333682">
                <text:p>-0.428841333682</text:p>
              </table:table-cell>
              <table:table-cell office:value-type="float" office:value="11.541534918975">
                <text:p>11.541534918975</text:p>
              </table:table-cell>
              <table:table-cell office:value-type="float" office:value="10.245054429138">
                <text:p>10.245054429138</text:p>
              </table:table-cell>
              <table:table-cell office:value-type="float" office:value="35.7664526748">
                <text:p>35.7664526748</text:p>
              </table:table-cell>
              <table:table-cell office:value-type="float" office:value="-0.34383412169">
                <text:p>-0.34383412169</text:p>
              </table:table-cell>
              <table:table-cell office:value-type="float" office:value="0.4618581681121">
                <text:p>0.4618581681121</text:p>
              </table:table-cell>
              <table:table-cell office:value-type="float" office:value="32.3090665632">
                <text:p>32.3090665632</text:p>
              </table:table-cell>
              <table:table-cell office:value-type="float" office:value="20.510595448667">
                <text:p>20.510595448667</text:p>
              </table:table-cell>
              <table:table-cell office:value-type="float" office:value="1.292105257026">
                <text:p>1.292105257026</text:p>
              </table:table-cell>
              <table:table-cell office:value-type="float" office:value="40.7538894662">
                <text:p>40.7538894662</text:p>
              </table:table-cell>
              <table:table-cell office:value-type="float" office:value="38.44680822203">
                <text:p>38.44680822203</text:p>
              </table:table-cell>
              <table:table-cell office:value-type="float" office:value="16.202533105267">
                <text:p>16.202533105267</text:p>
              </table:table-cell>
              <table:table-cell office:value-type="float" office:value="1.51288288815">
                <text:p>1.51288288815</text:p>
              </table:table-cell>
              <table:table-cell office:value-type="float" office:value="-0.86015582136">
                <text:p>-0.86015582136</text:p>
              </table:table-cell>
              <table:table-cell office:value-type="float" office:value="-0.3895585835177">
                <text:p>-0.3895585835177</text:p>
              </table:table-cell>
              <table:table-cell office:value-type="float" office:value="0.393091579732">
                <text:p>0.393091579732</text:p>
              </table:table-cell>
              <table:table-cell office:value-type="float" office:value="0.0729710813221">
                <text:p>0.0729710813221</text:p>
              </table:table-cell>
              <table:table-cell office:value-type="float" office:value="-0.672132896254">
                <text:p>-0.672132896254</text:p>
              </table:table-cell>
              <table:table-cell office:value-type="float" office:value="0.10723497754548">
                <text:p>0.10723497754548</text:p>
              </table:table-cell>
              <table:table-cell office:value-type="float" office:value="-0.06037998908">
                <text:p>-0.06037998908</text:p>
              </table:table-cell>
              <table:table-cell office:value-type="float" office:value="0.78988904289611">
                <text:p>0.78988904289611</text:p>
              </table:table-cell>
              <table:table-cell office:value-type="float" office:value="11.47956924389">
                <text:p>11.47956924389</text:p>
              </table:table-cell>
              <table:table-cell office:value-type="float" office:value="0.973454297348">
                <text:p>0.973454297348</text:p>
              </table:table-cell>
              <table:table-cell office:value-type="float" office:value="27.72422853357">
                <text:p>27.72422853357</text:p>
              </table:table-cell>
              <table:table-cell office:value-type="float" office:value="0.777215890018">
                <text:p>0.777215890018</text:p>
              </table:table-cell>
              <table:table-cell office:value-type="float" office:value="11.770624963335">
                <text:p>11.770624963335</text:p>
              </table:table-cell>
              <table:table-cell office:value-type="float" office:value="28.879824227803">
                <text:p>28.879824227803</text:p>
              </table:table-cell>
              <table:table-cell office:value-type="float" office:value="9.639119533871">
                <text:p>9.639119533871</text:p>
              </table:table-cell>
              <table:table-cell office:value-type="float" office:value="0.43160222706">
                <text:p>0.43160222706</text:p>
              </table:table-cell>
              <table:table-cell office:value-type="float" office:value="47.9142667234">
                <text:p>47.9142667234</text:p>
              </table:table-cell>
              <table:table-cell office:value-type="float" office:value="47.0820759558">
                <text:p>47.0820759558</text:p>
              </table:table-cell>
              <table:table-cell office:value-type="float" office:value="23.7205502674">
                <text:p>23.7205502674</text:p>
              </table:table-cell>
              <table:table-cell office:value-type="float" office:value="0.492294858384">
                <text:p>0.492294858384</text:p>
              </table:table-cell>
              <table:table-cell office:value-type="float" office:value="24.677063765661">
                <text:p>24.677063765661</text:p>
              </table:table-cell>
              <table:table-cell office:value-type="float" office:value="-0.045114464379">
                <text:p>-0.045114464379</text:p>
              </table:table-cell>
              <table:table-cell office:value-type="float" office:value="12.860522428624">
                <text:p>12.860522428624</text:p>
              </table:table-cell>
              <table:table-cell office:value-type="float" office:value="24.44259620802">
                <text:p>24.44259620802</text:p>
              </table:table-cell>
              <table:table-cell office:value-type="float" office:value="0.462463954099">
                <text:p>0.462463954099</text:p>
              </table:table-cell>
              <table:table-cell office:value-type="float" office:value="-0.434591239049">
                <text:p>-0.434591239049</text:p>
              </table:table-cell>
              <table:table-cell office:value-type="float" office:value="10.341293502605">
                <text:p>10.341293502605</text:p>
              </table:table-cell>
              <table:table-cell office:value-type="float" office:value="1.370815284108">
                <text:p>1.370815284108</text:p>
              </table:table-cell>
              <table:table-cell office:value-type="float" office:value="-0.042884346794">
                <text:p>-0.042884346794</text:p>
              </table:table-cell>
              <table:table-cell office:value-type="float" office:value="-0.500039363634">
                <text:p>-0.500039363634</text:p>
              </table:table-cell>
              <table:table-cell office:value-type="float" office:value="0.1648977848006">
                <text:p>0.1648977848006</text:p>
              </table:table-cell>
              <table:table-cell office:value-type="float" office:value="16.51562627278">
                <text:p>16.51562627278</text:p>
              </table:table-cell>
              <table:table-cell office:value-type="float" office:value="-0.879484910097">
                <text:p>-0.879484910097</text:p>
              </table:table-cell>
              <table:table-cell office:value-type="float" office:value="-1.022506075941">
                <text:p>-1.022506075941</text:p>
              </table:table-cell>
              <table:table-cell office:value-type="float" office:value="19.53971920685">
                <text:p>19.53971920685</text:p>
              </table:table-cell>
              <table:table-cell office:value-type="float" office:value="-0.17797096340645">
                <text:p>-0.17797096340645</text:p>
              </table:table-cell>
              <table:table-cell office:value-type="float" office:value="37.2797958444">
                <text:p>37.2797958444</text:p>
              </table:table-cell>
              <table:table-cell office:value-type="float" office:value="0.916565704074">
                <text:p>0.916565704074</text:p>
              </table:table-cell>
              <table:table-cell office:value-type="float" office:value="0.751074562248">
                <text:p>0.751074562248</text:p>
              </table:table-cell>
              <table:table-cell office:value-type="float" office:value="2.001322636309">
                <text:p>2.001322636309</text:p>
              </table:table-cell>
              <table:table-cell office:value-type="float" office:value="1.539446207817">
                <text:p>1.539446207817</text:p>
              </table:table-cell>
              <table:table-cell office:value-type="float" office:value="18.33325344426">
                <text:p>18.33325344426</text:p>
              </table:table-cell>
              <table:table-cell office:value-type="float" office:value="24.9470220876">
                <text:p>24.9470220876</text:p>
              </table:table-cell>
              <table:table-cell office:value-type="float" office:value="18.12123003097">
                <text:p>18.12123003097</text:p>
              </table:table-cell>
              <table:table-cell office:value-type="float" office:value="25.507070985754">
                <text:p>25.507070985754</text:p>
              </table:table-cell>
              <table:table-cell office:value-type="float" office:value="10.005620285945">
                <text:p>10.005620285945</text:p>
              </table:table-cell>
              <table:table-cell office:value-type="float" office:value="10.412478951982">
                <text:p>10.412478951982</text:p>
              </table:table-cell>
              <table:table-cell office:value-type="float" office:value="13.97979009461">
                <text:p>13.97979009461</text:p>
              </table:table-cell>
              <table:table-cell office:value-type="float" office:value="5.38515532038">
                <text:p>5.38515532038</text:p>
              </table:table-cell>
              <table:table-cell office:value-type="float" office:value="2.75066452011">
                <text:p>2.75066452011</text:p>
              </table:table-cell>
              <table:table-cell office:value-type="float" office:value="0.701502978255">
                <text:p>0.701502978255</text:p>
              </table:table-cell>
              <table:table-cell office:value-type="float" office:value="0.478188148161">
                <text:p>0.478188148161</text:p>
              </table:table-cell>
              <table:table-cell office:value-type="float" office:value="-0.0926898343523">
                <text:p>-0.0926898343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